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T" svg:font-family="'Linux Libertine T'"/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7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fo:min-height="0.3cm"/>
    </style:style>
    <style:style style:name="gr12" style:family="graphic" style:parent-style-name="standard">
      <style:graphic-properties draw:stroke="none" svg:stroke-color="#000000" draw:fill="none" draw:fill-color="#ffffff" fo:min-height="0.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fo:min-height="18cm"/>
    </style:style>
    <style:style style:name="gr15" style:family="graphic" style:parent-style-name="standard">
      <style:graphic-properties draw:stroke="none" svg:stroke-color="#000000" draw:fill="none" draw:fill-color="#ffffff" fo:min-height="22.7cm"/>
    </style:style>
    <style:style style:name="gr16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17" style:family="graphic" style:parent-style-name="standard">
      <style:graphic-properties draw:stroke="none" svg:stroke-color="#000000" draw:fill="none" draw:fill-color="#ffffff" fo:min-height="18.2cm"/>
    </style:style>
    <style:style style:name="gr18" style:family="graphic" style:parent-style-name="standard">
      <style:graphic-properties draw:stroke="none" svg:stroke-color="#000000" draw:fill="none" draw:fill-color="#ffffff" fo:min-height="20.9cm"/>
    </style:style>
    <style:style style:name="gr19" style:family="graphic" style:parent-style-name="standard">
      <style:graphic-properties draw:stroke="none" svg:stroke-color="#000000" draw:fill="none" draw:fill-color="#ffffff" fo:min-height="21.2cm"/>
    </style:style>
    <style:style style:name="P1" style:family="paragraph">
      <style:paragraph-properties fo:text-align="start" style:writing-mode="lr-tb"/>
      <style:text-properties fo:font-size="9pt"/>
    </style:style>
    <style:style style:name="P2" style:family="paragraph">
      <loext:graphic-properties draw:fill="none"/>
      <style:paragraph-properties fo:text-align="start" style:writing-mode="lr-tb"/>
      <style:text-properties fo:font-size="9pt" style:font-size-asian="10.8999996185303pt" style:font-size-complex="10.8999996185303pt"/>
    </style:style>
    <style:style style:name="P3" style:family="paragraph">
      <loext:graphic-properties draw:fill="none"/>
      <style:text-properties fo:font-size="9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10" style:family="paragraph">
      <style:text-properties style:font-name="F" fo:font-size="12pt"/>
    </style:style>
    <style:style style:name="P11" style:family="paragraph">
      <style:text-properties style:font-name="F" fo:font-size="12pt" fo:font-weight="bold" style:font-weight-asian="bold" style:font-weight-complex="bold"/>
    </style:style>
    <style:style style:name="P12" style:family="paragraph">
      <style:text-properties style:font-name="F" fo:font-size="10pt" style:font-size-asian="10pt" style:font-size-complex="10pt"/>
    </style:style>
    <style:style style:name="P13" style:family="paragraph">
      <style:paragraph-properties fo:text-align="start" style:writing-mode="lr-tb"/>
      <style:text-properties fo:font-size="10.8999996185303pt"/>
    </style:style>
    <style:style style:name="P14" style:family="paragraph">
      <loext:graphic-properties draw:fill="none"/>
      <style:paragraph-properties fo:text-align="start" style:writing-mode="lr-tb"/>
      <style:text-properties fo:font-size="10.8999996185303pt" style:font-size-asian="10.8999996185303pt" style:font-size-complex="10.8999996185303pt"/>
    </style:style>
    <style:style style:name="P15" style:family="paragraph">
      <loext:graphic-properties draw:fill="none" draw:fill-color="#ffffff"/>
      <style:text-properties style:font-name="F" fo:font-size="10pt" style:font-size-asian="10pt" style:font-size-complex="10pt"/>
    </style:style>
    <style:style style:name="T1" style:family="text">
      <style:text-properties fo:color="#000000" style:font-name="Linux Libertine T" fo:font-weight="bold" style:font-size-asian="10.8999996185303pt" style:font-name-complex="Linux Libertine T" style:font-size-complex="10.8999996185303pt" style:font-weight-complex="bold"/>
    </style:style>
    <style:style style:name="T2" style:family="text">
      <style:text-properties fo:color="#000000" style:font-name="Linux Libertine T" style:font-size-asian="10.8999996185303pt" style:font-name-complex="Linux Libertine T" style:font-size-complex="10.8999996185303pt"/>
    </style:style>
    <style:style style:name="T3" style:family="text">
      <style:text-properties fo:color="#000000" style:font-name="Linux Libertine T" style:font-size-asian="10.8999996185303pt" style:font-name-complex="Linux Libertine T" style:font-size-complex="10.8999996185303pt" style:text-scale="98%"/>
    </style:style>
    <style:style style:name="T4" style:family="text">
      <style:text-properties fo:color="#000000" style:font-name="Linux Libertine T" style:font-size-asian="10.8999996185303pt" style:font-name-complex="Linux Libertine T" style:font-size-complex="10.8999996185303pt" style:text-scale="102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font-name="Linux Libertine T" fo:font-size="10.8999996185303pt" fo:font-weight="bold" style:font-size-asian="10.8999996185303pt" style:font-name-complex="Linux Libertine T" style:font-size-complex="10.8999996185303pt" style:font-weight-complex="bold"/>
    </style:style>
    <style:style style:name="T7" style:family="text">
      <style:text-properties fo:color="#000000" style:font-name="Linux Libertine T" fo:font-size="24.7999992370605pt" fo:font-weight="bold" style:font-size-asian="24.7999992370605pt" style:font-name-complex="Linux Libertine T" style:font-size-complex="24.7999992370605pt" style:font-weight-complex="bold"/>
    </style:style>
    <style:style style:name="T8" style:family="text">
      <style:text-properties fo:color="#000000" style:font-name="Linux Libertine T" fo:font-size="10.8999996185303pt" style:font-size-asian="10.8999996185303pt" style:font-name-complex="Linux Libertine T" style:font-size-complex="10.8999996185303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F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F" fo:font-size="10pt" style:font-size-asian="10pt" style:font-size-complex="10pt"/>
    </style:style>
    <style:style style:name="T12" style:family="text">
      <style:text-properties style:font-name="F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391cm" svg:height="0.384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2" draw:text-style-name="P3" draw:layer="layout" svg:x1="2.715cm" svg:y1="2.722cm" svg:x2="18.973cm" svg:y2="2.722cm">
          <text:p/>
        </draw:line>
        <draw:line draw:style-name="gr2" draw:text-style-name="P3" draw:layer="layout" svg:x1="2.722cm" svg:y1="3.207cm" svg:x2="2.722cm" svg:y2="2.729cm">
          <text:p/>
        </draw:line>
        <draw:frame draw:style-name="gr1" draw:text-style-name="P2" draw:layer="layout" svg:width="8.24cm" svg:height="0.384cm" svg:x="10.18cm" svg:y="1.341cm">
          <draw:text-box>
            <text:p text:style-name="P1"><text:span text:style-name="T1">DEPARTMENT OF INFORMATION TECHNOLOGY</text:span></text:p>
          </draw:text-box>
        </draw:frame>
        <draw:line draw:style-name="gr2" draw:text-style-name="P3" draw:layer="layout" svg:x1="7.158cm" svg:y1="3.207cm" svg:x2="7.158cm" svg:y2="2.729cm">
          <text:p/>
        </draw:line>
        <draw:line draw:style-name="gr2" draw:text-style-name="P3" draw:layer="layout" svg:x1="12.594cm" svg:y1="3.207cm" svg:x2="12.594cm" svg:y2="2.729cm">
          <text:p/>
        </draw:line>
        <draw:frame draw:style-name="gr1" draw:text-style-name="P2" draw:layer="layout" svg:width="3.829cm" svg:height="0.384cm" svg:x="2.941cm" svg:y="2.707cm">
          <draw:text-box>
            <text:p text:style-name="P1"><text:span text:style-name="T1">Name of the student:</text:span></text:p>
          </draw:text-box>
        </draw:frame>
        <draw:line draw:style-name="gr2" draw:text-style-name="P3" draw:layer="layout" svg:x1="16.53cm" svg:y1="3.207cm" svg:x2="16.53cm" svg:y2="2.729cm">
          <text:p/>
        </draw:line>
        <draw:line draw:style-name="gr2" draw:text-style-name="P3" draw:layer="layout" svg:x1="18.966cm" svg:y1="3.207cm" svg:x2="18.966cm" svg:y2="2.729cm">
          <text:p/>
        </draw:line>
        <draw:line draw:style-name="gr2" draw:text-style-name="P3" draw:layer="layout" svg:x1="2.715cm" svg:y1="3.214cm" svg:x2="18.973cm" svg:y2="3.214cm">
          <text:p/>
        </draw:line>
        <draw:line draw:style-name="gr2" draw:text-style-name="P3" draw:layer="layout" svg:x1="2.722cm" svg:y1="3.699cm" svg:x2="2.722cm" svg:y2="3.221cm">
          <text:p/>
        </draw:line>
        <draw:frame draw:style-name="gr1" draw:text-style-name="P2" draw:layer="layout" svg:width="1.403cm" svg:height="0.384cm" svg:x="12.812cm" svg:y="2.707cm">
          <draw:text-box>
            <text:p text:style-name="P1"><text:span text:style-name="T1">Roll No.</text:span></text:p>
          </draw:text-box>
        </draw:frame>
        <draw:line draw:style-name="gr2" draw:text-style-name="P3" draw:layer="layout" svg:x1="7.158cm" svg:y1="3.699cm" svg:x2="7.158cm" svg:y2="3.221cm">
          <text:p/>
        </draw:line>
        <draw:frame draw:style-name="gr1" draw:text-style-name="P2" draw:layer="layout" svg:width="3.228cm" svg:height="0.384cm" svg:x="2.941cm" svg:y="3.199cm">
          <draw:text-box>
            <text:p text:style-name="P1"><text:span text:style-name="T1">Practical Number:</text:span></text:p>
          </draw:text-box>
        </draw:frame>
        <draw:line draw:style-name="gr2" draw:text-style-name="P3" draw:layer="layout" svg:x1="12.594cm" svg:y1="3.699cm" svg:x2="12.594cm" svg:y2="3.221cm">
          <text:p/>
        </draw:line>
        <draw:frame draw:style-name="gr1" draw:text-style-name="P2" draw:layer="layout" svg:width="0.384cm" svg:height="0.384cm" svg:x="7.376cm" svg:y="3.199cm">
          <draw:text-box>
            <text:p text:style-name="P1"><text:span text:style-name="T2">7</text:span></text:p>
          </draw:text-box>
        </draw:frame>
        <draw:line draw:style-name="gr2" draw:text-style-name="P3" draw:layer="layout" svg:x1="16.53cm" svg:y1="3.699cm" svg:x2="16.53cm" svg:y2="3.221cm">
          <text:p/>
        </draw:line>
        <draw:line draw:style-name="gr2" draw:text-style-name="P3" draw:layer="layout" svg:x1="18.966cm" svg:y1="3.699cm" svg:x2="18.966cm" svg:y2="3.221cm">
          <text:p/>
        </draw:line>
        <draw:line draw:style-name="gr2" draw:text-style-name="P3" draw:layer="layout" svg:x1="2.715cm" svg:y1="3.706cm" svg:x2="18.973cm" svg:y2="3.706cm">
          <text:p/>
        </draw:line>
        <draw:line draw:style-name="gr2" draw:text-style-name="P3" draw:layer="layout" svg:x1="2.722cm" svg:y1="6.314cm" svg:x2="2.722cm" svg:y2="3.713cm">
          <text:p/>
        </draw:line>
        <draw:frame draw:style-name="gr1" draw:text-style-name="P2" draw:layer="layout" svg:width="3.122cm" svg:height="0.384cm" svg:x="12.812cm" svg:y="3.199cm">
          <draw:text-box>
            <text:p text:style-name="P1"><text:span text:style-name="T1">Date of Practical:</text:span></text:p>
          </draw:text-box>
        </draw:frame>
        <draw:line draw:style-name="gr2" draw:text-style-name="P3" draw:layer="layout" svg:x1="7.158cm" svg:y1="6.314cm" svg:x2="7.158cm" svg:y2="3.713cm">
          <text:p/>
        </draw:line>
        <draw:line draw:style-name="gr2" draw:text-style-name="P3" draw:layer="layout" svg:x1="7.172cm" svg:y1="6.314cm" svg:x2="7.172cm" svg:y2="3.713cm">
          <text:p/>
        </draw:line>
        <draw:frame draw:style-name="gr1" draw:text-style-name="P2" draw:layer="layout" svg:width="2.512cm" svg:height="0.384cm" svg:x="2.941cm" svg:y="3.691cm">
          <draw:text-box>
            <text:p text:style-name="P1"><text:span text:style-name="T1">Relevant CO’s</text:span></text:p>
          </draw:text-box>
        </draw:frame>
        <draw:frame draw:style-name="gr1" draw:text-style-name="P2" draw:layer="layout" svg:width="9.798cm" svg:height="0.384cm" svg:x="7.391cm" svg:y="4.38cm">
          <draw:text-box>
            <text:p text:style-name="P1"><text:span text:style-name="T1">At the end of the course students will be able to apply</text:span></text:p>
          </draw:text-box>
        </draw:frame>
        <draw:frame draw:style-name="gr1" draw:text-style-name="P2" draw:layer="layout" svg:width="9.777cm" svg:height="0.384cm" svg:x="7.391cm" svg:y="4.858cm">
          <draw:text-box>
            <text:p text:style-name="P1"><text:span text:style-name="T1">appropriate algorithms for extracting knowledge from</text:span></text:p>
          </draw:text-box>
        </draw:frame>
        <draw:line draw:style-name="gr2" draw:text-style-name="P3" draw:layer="layout" svg:x1="18.966cm" svg:y1="6.314cm" svg:x2="18.966cm" svg:y2="3.713cm">
          <text:p/>
        </draw:line>
        <draw:line draw:style-name="gr2" draw:text-style-name="P3" draw:layer="layout" svg:x1="2.715cm" svg:y1="6.321cm" svg:x2="18.973cm" svg:y2="6.321cm">
          <text:p/>
        </draw:line>
        <draw:line draw:style-name="gr2" draw:text-style-name="P3" draw:layer="layout" svg:x1="2.722cm" svg:y1="7.284cm" svg:x2="2.722cm" svg:y2="6.328cm">
          <text:p/>
        </draw:line>
        <draw:frame draw:style-name="gr1" draw:text-style-name="P2" draw:layer="layout" svg:width="2.589cm" svg:height="0.384cm" svg:x="7.391cm" svg:y="5.336cm">
          <draw:text-box>
            <text:p text:style-name="P1"><text:span text:style-name="T1">given dataset.</text:span></text:p>
          </draw:text-box>
        </draw:frame>
        <draw:frame draw:style-name="gr1" draw:text-style-name="P2" draw:layer="layout" svg:width="13.451cm" svg:height="0.384cm" svg:x="2.941cm" svg:y="6.306cm">
          <draw:text-box>
            <text:p text:style-name="P1"><text:span text:style-name="T1">Sign here to indicate that you have read all the relevant material provided</text:span></text:p>
          </draw:text-box>
        </draw:frame>
        <draw:line draw:style-name="gr2" draw:text-style-name="P3" draw:layer="layout" svg:x1="16.53cm" svg:y1="7.284cm" svg:x2="16.53cm" svg:y2="6.328cm">
          <text:p/>
        </draw:line>
        <draw:frame draw:style-name="gr1" draw:text-style-name="P2" draw:layer="layout" svg:width="5.759cm" svg:height="0.384cm" svg:x="2.941cm" svg:y="6.784cm">
          <draw:text-box>
            <text:p text:style-name="P1"><text:span text:style-name="T1">before attempting this practical</text:span></text:p>
          </draw:text-box>
        </draw:frame>
        <draw:line draw:style-name="gr2" draw:text-style-name="P3" draw:layer="layout" svg:x1="18.966cm" svg:y1="7.284cm" svg:x2="18.966cm" svg:y2="6.328cm">
          <text:p/>
        </draw:line>
        <draw:line draw:style-name="gr2" draw:text-style-name="P3" draw:layer="layout" svg:x1="2.715cm" svg:y1="7.291cm" svg:x2="18.973cm" svg:y2="7.291cm">
          <text:p/>
        </draw:line>
        <draw:frame draw:style-name="gr1" draw:text-style-name="P2" draw:layer="layout" svg:width="0.921cm" svg:height="0.384cm" svg:x="16.748cm" svg:y="6.306cm">
          <draw:text-box>
            <text:p text:style-name="P1"><text:span text:style-name="T1">Sign:</text:span></text:p>
          </draw:text-box>
        </draw:frame>
        <draw:line draw:style-name="gr2" draw:text-style-name="P3" draw:layer="layout" svg:x1="2.715cm" svg:y1="8.742cm" svg:x2="17.344cm" svg:y2="8.742cm">
          <text:p/>
        </draw:line>
        <draw:line draw:style-name="gr2" draw:text-style-name="P3" draw:layer="layout" svg:x1="2.722cm" svg:y1="9.227cm" svg:x2="2.722cm" svg:y2="8.749cm">
          <text:p/>
        </draw:line>
        <draw:frame draw:style-name="gr1" draw:text-style-name="P2" draw:layer="layout" svg:width="5.611cm" svg:height="0.384cm" svg:x="2.716cm" svg:y="7.252cm">
          <draw:text-box>
            <text:p text:style-name="P1"><text:span text:style-name="T1">Practical grading using Rubrics</text:span></text:p>
          </draw:text-box>
        </draw:frame>
        <draw:line draw:style-name="gr2" draw:text-style-name="P3" draw:layer="layout" svg:x1="5.158cm" svg:y1="9.227cm" svg:x2="5.158cm" svg:y2="8.749cm">
          <text:p/>
        </draw:line>
        <draw:frame draw:style-name="gr1" draw:text-style-name="P2" draw:layer="layout" svg:width="1.615cm" svg:height="0.384cm" svg:x="2.941cm" svg:y="8.727cm">
          <draw:text-box>
            <text:p text:style-name="P1"><text:span text:style-name="T1">Indicator</text:span></text:p>
          </draw:text-box>
        </draw:frame>
        <draw:line draw:style-name="gr2" draw:text-style-name="P3" draw:layer="layout" svg:x1="7.594cm" svg:y1="9.227cm" svg:x2="7.594cm" svg:y2="8.749cm">
          <text:p/>
        </draw:line>
        <draw:frame draw:style-name="gr1" draw:text-style-name="P2" draw:layer="layout" svg:width="1.767cm" svg:height="0.384cm" svg:x="5.376cm" svg:y="8.727cm">
          <draw:text-box>
            <text:p text:style-name="P1"><text:span text:style-name="T1">Very Poor</text:span></text:p>
          </draw:text-box>
        </draw:frame>
        <draw:line draw:style-name="gr2" draw:text-style-name="P3" draw:layer="layout" svg:x1="10.03cm" svg:y1="9.227cm" svg:x2="10.03cm" svg:y2="8.749cm">
          <text:p/>
        </draw:line>
        <draw:frame draw:style-name="gr1" draw:text-style-name="P2" draw:layer="layout" svg:width="0.832cm" svg:height="0.384cm" svg:x="7.812cm" svg:y="8.727cm">
          <draw:text-box>
            <text:p text:style-name="P1"><text:span text:style-name="T1">Poor</text:span></text:p>
          </draw:text-box>
        </draw:frame>
        <draw:line draw:style-name="gr2" draw:text-style-name="P3" draw:layer="layout" svg:x1="12.466cm" svg:y1="9.227cm" svg:x2="12.466cm" svg:y2="8.749cm">
          <text:p/>
        </draw:line>
        <draw:frame draw:style-name="gr1" draw:text-style-name="P2" draw:layer="layout" svg:width="1.488cm" svg:height="0.384cm" svg:x="10.248cm" svg:y="8.727cm">
          <draw:text-box>
            <text:p text:style-name="P1"><text:span text:style-name="T1">Average</text:span></text:p>
          </draw:text-box>
        </draw:frame>
        <draw:line draw:style-name="gr2" draw:text-style-name="P3" draw:layer="layout" svg:x1="14.901cm" svg:y1="9.227cm" svg:x2="14.901cm" svg:y2="8.749cm">
          <text:p/>
        </draw:line>
        <draw:frame draw:style-name="gr1" draw:text-style-name="P2" draw:layer="layout" svg:width="0.933cm" svg:height="0.384cm" svg:x="12.684cm" svg:y="8.727cm">
          <draw:text-box>
            <text:p text:style-name="P1"><text:span text:style-name="T1">Good</text:span></text:p>
          </draw:text-box>
        </draw:frame>
        <draw:line draw:style-name="gr2" draw:text-style-name="P3" draw:layer="layout" svg:x1="17.337cm" svg:y1="9.227cm" svg:x2="17.337cm" svg:y2="8.749cm">
          <text:p/>
        </draw:line>
        <draw:line draw:style-name="gr2" draw:text-style-name="P3" draw:layer="layout" svg:x1="2.715cm" svg:y1="9.234cm" svg:x2="17.344cm" svg:y2="9.234cm">
          <text:p/>
        </draw:line>
        <draw:line draw:style-name="gr2" draw:text-style-name="P3" draw:layer="layout" svg:x1="2.722cm" svg:y1="10.675cm" svg:x2="2.722cm" svg:y2="9.241cm">
          <text:p/>
        </draw:line>
        <draw:frame draw:style-name="gr1" draw:text-style-name="P2" draw:layer="layout" svg:width="1.636cm" svg:height="0.384cm" svg:x="15.12cm" svg:y="8.727cm">
          <draw:text-box>
            <text:p text:style-name="P1"><text:span text:style-name="T1">Excellent</text:span></text:p>
          </draw:text-box>
        </draw:frame>
        <draw:frame draw:style-name="gr1" draw:text-style-name="P2" draw:layer="layout" svg:width="1.534cm" svg:height="0.384cm" svg:x="2.941cm" svg:y="9.219cm">
          <draw:text-box>
            <text:p text:style-name="P1"><text:span text:style-name="T1">Timeline</text:span></text:p>
          </draw:text-box>
        </draw:frame>
        <draw:line draw:style-name="gr2" draw:text-style-name="P3" draw:layer="layout" svg:x1="5.158cm" svg:y1="10.675cm" svg:x2="5.158cm" svg:y2="9.241cm">
          <text:p/>
        </draw:line>
        <draw:frame draw:style-name="gr1" draw:text-style-name="P2" draw:layer="layout" svg:width="0.451cm" svg:height="0.384cm" svg:x="2.929cm" svg:y="9.697cm">
          <draw:text-box>
            <text:p text:style-name="P1"><text:span text:style-name="T2">(2)</text:span></text:p>
          </draw:text-box>
        </draw:frame>
        <draw:frame draw:style-name="gr5" draw:text-style-name="P2" draw:layer="layout" svg:width="1.983cm" svg:height="0.384cm" svg:x="5.376cm" svg:y="9.219cm">
          <draw:text-box>
            <text:p text:style-name="P1"><text:span text:style-name="T2">Practical not</text:span></text:p>
          </draw:text-box>
        </draw:frame>
        <draw:line draw:style-name="gr2" draw:text-style-name="P3" draw:layer="layout" svg:x1="7.594cm" svg:y1="10.675cm" svg:x2="7.594cm" svg:y2="9.241cm">
          <text:p/>
        </draw:line>
        <draw:frame draw:style-name="gr6" draw:text-style-name="P2" draw:layer="layout" svg:width="2.098cm" svg:height="0.384cm" svg:x="5.376cm" svg:y="9.697cm">
          <draw:text-box>
            <text:p text:style-name="P1"><text:span text:style-name="T3">submitted (0)</text:span></text:p>
          </draw:text-box>
        </draw:frame>
        <draw:frame draw:style-name="gr7" draw:text-style-name="P2" draw:layer="layout" svg:width="0.815cm" svg:height="0.384cm" svg:x="7.812cm" svg:y="9.219cm">
          <draw:text-box>
            <text:p text:style-name="P1"><text:span text:style-name="T4">More</text:span></text:p>
          </draw:text-box>
        </draw:frame>
        <draw:frame draw:style-name="gr7" draw:text-style-name="P2" draw:layer="layout" svg:width="0.743cm" svg:height="0.384cm" svg:x="9.085cm" svg:y="9.219cm">
          <draw:text-box>
            <text:p text:style-name="P1"><text:span text:style-name="T4">than</text:span></text:p>
          </draw:text-box>
        </draw:frame>
        <draw:frame draw:style-name="gr7" draw:text-style-name="P2" draw:layer="layout" svg:width="1.899cm" svg:height="0.384cm" svg:x="7.812cm" svg:y="9.697cm">
          <draw:text-box>
            <text:p text:style-name="P1"><text:span text:style-name="T4">two session</text:span></text:p>
          </draw:text-box>
        </draw:frame>
        <draw:line draw:style-name="gr2" draw:text-style-name="P3" draw:layer="layout" svg:x1="10.03cm" svg:y1="10.675cm" svg:x2="10.03cm" svg:y2="9.241cm">
          <text:p/>
        </draw:line>
        <draw:frame draw:style-name="gr1" draw:text-style-name="P2" draw:layer="layout" svg:width="1.458cm" svg:height="0.384cm" svg:x="7.812cm" svg:y="10.175cm">
          <draw:text-box>
            <text:p text:style-name="P1"><text:span text:style-name="T2">late (0.5)</text:span></text:p>
          </draw:text-box>
        </draw:frame>
        <draw:frame draw:style-name="gr6" draw:text-style-name="P2" draw:layer="layout" svg:width="2.038cm" svg:height="0.384cm" svg:x="10.248cm" svg:y="9.219cm">
          <draw:text-box>
            <text:p text:style-name="P1"><text:span text:style-name="T3">Two sessions</text:span></text:p>
          </draw:text-box>
        </draw:frame>
        <draw:line draw:style-name="gr2" draw:text-style-name="P3" draw:layer="layout" svg:x1="12.466cm" svg:y1="10.675cm" svg:x2="12.466cm" svg:y2="9.241cm">
          <text:p/>
        </draw:line>
        <draw:frame draw:style-name="gr1" draw:text-style-name="P2" draw:layer="layout" svg:width="1.153cm" svg:height="0.384cm" svg:x="10.248cm" svg:y="9.697cm">
          <draw:text-box>
            <text:p text:style-name="P1"><text:span text:style-name="T2">late (1)</text:span></text:p>
          </draw:text-box>
        </draw:frame>
        <draw:frame draw:style-name="gr7" draw:text-style-name="P2" draw:layer="layout" svg:width="1.971cm" svg:height="0.384cm" svg:x="12.684cm" svg:y="9.219cm">
          <draw:text-box>
            <text:p text:style-name="P1"><text:span text:style-name="T4">One session</text:span></text:p>
          </draw:text-box>
        </draw:frame>
        <draw:line draw:style-name="gr2" draw:text-style-name="P3" draw:layer="layout" svg:x1="14.901cm" svg:y1="10.675cm" svg:x2="14.901cm" svg:y2="9.241cm">
          <text:p/>
        </draw:line>
        <draw:frame draw:style-name="gr1" draw:text-style-name="P2" draw:layer="layout" svg:width="1.458cm" svg:height="0.384cm" svg:x="12.684cm" svg:y="9.697cm">
          <draw:text-box>
            <text:p text:style-name="P1"><text:span text:style-name="T2">late (1.5)</text:span></text:p>
          </draw:text-box>
        </draw:frame>
        <draw:frame draw:style-name="gr7" draw:text-style-name="P2" draw:layer="layout" svg:width="1.264cm" svg:height="0.384cm" svg:x="15.12cm" svg:y="9.219cm">
          <draw:text-box>
            <text:p text:style-name="P1"><text:span text:style-name="T4">Early or</text:span></text:p>
          </draw:text-box>
        </draw:frame>
        <draw:frame draw:style-name="gr7" draw:text-style-name="P2" draw:layer="layout" svg:width="0.408cm" svg:height="0.384cm" svg:x="16.709cm" svg:y="9.219cm">
          <draw:text-box>
            <text:p text:style-name="P1"><text:span text:style-name="T4">on</text:span></text:p>
          </draw:text-box>
        </draw:frame>
        <draw:line draw:style-name="gr2" draw:text-style-name="P3" draw:layer="layout" svg:x1="17.337cm" svg:y1="10.675cm" svg:x2="17.337cm" svg:y2="9.241cm">
          <text:p/>
        </draw:line>
        <draw:line draw:style-name="gr2" draw:text-style-name="P3" draw:layer="layout" svg:x1="2.715cm" svg:y1="10.682cm" svg:x2="17.344cm" svg:y2="10.682cm">
          <text:p/>
        </draw:line>
        <draw:line draw:style-name="gr2" draw:text-style-name="P3" draw:layer="layout" svg:x1="2.722cm" svg:y1="13.079cm" svg:x2="2.722cm" svg:y2="10.689cm">
          <text:p/>
        </draw:line>
        <draw:frame draw:style-name="gr1" draw:text-style-name="P2" draw:layer="layout" svg:width="1.268cm" svg:height="0.384cm" svg:x="15.12cm" svg:y="9.697cm">
          <draw:text-box>
            <text:p text:style-name="P1"><text:span text:style-name="T2">time (2)</text:span></text:p>
          </draw:text-box>
        </draw:frame>
        <draw:frame draw:style-name="gr1" draw:text-style-name="P2" draw:layer="layout" svg:width="0.899cm" svg:height="0.384cm" svg:x="2.941cm" svg:y="10.667cm">
          <draw:text-box>
            <text:p text:style-name="P1"><text:span text:style-name="T1">Code</text:span></text:p>
          </draw:text-box>
        </draw:frame>
        <draw:frame draw:style-name="gr1" draw:text-style-name="P2" draw:layer="layout" svg:width="0.578cm" svg:height="0.384cm" svg:x="4.468cm" svg:y="10.667cm">
          <draw:text-box>
            <text:p text:style-name="P1"><text:span text:style-name="T1">de-</text:span></text:p>
          </draw:text-box>
        </draw:frame>
        <draw:line draw:style-name="gr2" draw:text-style-name="P3" draw:layer="layout" svg:x1="5.158cm" svg:y1="13.079cm" svg:x2="5.158cm" svg:y2="10.689cm">
          <text:p/>
        </draw:line>
        <draw:frame draw:style-name="gr1" draw:text-style-name="P2" draw:layer="layout" svg:width="1.306cm" svg:height="0.384cm" svg:x="2.941cm" svg:y="11.145cm">
          <draw:text-box>
            <text:p text:style-name="P1"><text:span text:style-name="T1">sign</text:span><text:span text:style-name="T2"> (3)</text:span></text:p>
          </draw:text-box>
        </draw:frame>
        <draw:line draw:style-name="gr2" draw:text-style-name="P3" draw:layer="layout" svg:x1="7.594cm" svg:y1="13.079cm" svg:x2="7.594cm" svg:y2="10.689cm">
          <text:p/>
        </draw:line>
        <draw:frame draw:style-name="gr1" draw:text-style-name="P2" draw:layer="layout" svg:width="0.561cm" svg:height="0.384cm" svg:x="5.376cm" svg:y="10.667cm">
          <draw:text-box>
            <text:p text:style-name="P1"><text:span text:style-name="T2">N/A</text:span></text:p>
          </draw:text-box>
        </draw:frame>
        <draw:frame draw:style-name="gr7" draw:text-style-name="P2" draw:layer="layout" svg:width="0.756cm" svg:height="0.384cm" svg:x="7.812cm" svg:y="10.667cm">
          <draw:text-box>
            <text:p text:style-name="P1"><text:span text:style-name="T4">Very</text:span></text:p>
          </draw:text-box>
        </draw:frame>
        <draw:frame draw:style-name="gr7" draw:text-style-name="P2" draw:layer="layout" svg:width="0.743cm" svg:height="0.384cm" svg:x="9.069cm" svg:y="10.667cm">
          <draw:text-box>
            <text:p text:style-name="P1"><text:span text:style-name="T4">poor</text:span></text:p>
          </draw:text-box>
        </draw:frame>
        <draw:frame draw:style-name="gr7" draw:text-style-name="P2" draw:layer="layout" svg:width="0.785cm" svg:height="0.384cm" svg:x="7.812cm" svg:y="11.145cm">
          <draw:text-box>
            <text:p text:style-name="P1"><text:span text:style-name="T4">code</text:span></text:p>
          </draw:text-box>
        </draw:frame>
        <draw:frame draw:style-name="gr7" draw:text-style-name="P2" draw:layer="layout" svg:width="0.527cm" svg:height="0.384cm" svg:x="9.371cm" svg:y="11.145cm">
          <draw:text-box>
            <text:p text:style-name="P1"><text:span text:style-name="T4">de-</text:span></text:p>
          </draw:text-box>
        </draw:frame>
        <draw:line draw:style-name="gr2" draw:text-style-name="P3" draw:layer="layout" svg:x1="10.03cm" svg:y1="13.079cm" svg:x2="10.03cm" svg:y2="10.689cm">
          <text:p/>
        </draw:line>
        <draw:frame draw:style-name="gr1" draw:text-style-name="P2" draw:layer="layout" svg:width="1.111cm" svg:height="0.384cm" svg:x="7.812cm" svg:y="11.623cm">
          <draw:text-box>
            <text:p text:style-name="P1"><text:span text:style-name="T2">sign(0)</text:span></text:p>
          </draw:text-box>
        </draw:frame>
        <draw:frame draw:style-name="gr7" draw:text-style-name="P2" draw:layer="layout" svg:width="0.743cm" svg:height="0.384cm" svg:x="10.248cm" svg:y="10.667cm">
          <draw:text-box>
            <text:p text:style-name="P1"><text:span text:style-name="T4">poor</text:span></text:p>
          </draw:text-box>
        </draw:frame>
        <draw:frame draw:style-name="gr7" draw:text-style-name="P2" draw:layer="layout" svg:width="1.082cm" svg:height="0.384cm" svg:x="11.206cm" svg:y="10.667cm">
          <draw:text-box>
            <text:p text:style-name="P1"><text:span text:style-name="T4">design</text:span></text:p>
          </draw:text-box>
        </draw:frame>
        <draw:line draw:style-name="gr2" draw:text-style-name="P3" draw:layer="layout" svg:x1="12.466cm" svg:y1="13.079cm" svg:x2="12.466cm" svg:y2="10.689cm">
          <text:p/>
        </draw:line>
        <draw:frame draw:style-name="gr1" draw:text-style-name="P2" draw:layer="layout" svg:width="0.451cm" svg:height="0.384cm" svg:x="10.237cm" svg:y="11.145cm">
          <draw:text-box>
            <text:p text:style-name="P1"><text:span text:style-name="T2">(1)</text:span></text:p>
          </draw:text-box>
        </draw:frame>
        <draw:frame draw:style-name="gr7" draw:text-style-name="P2" draw:layer="layout" svg:width="1.873cm" svg:height="0.384cm" svg:x="12.684cm" svg:y="10.667cm">
          <draw:text-box>
            <text:p text:style-name="P1"><text:span text:style-name="T4">design with</text:span></text:p>
          </draw:text-box>
        </draw:frame>
        <draw:frame draw:style-name="gr7" draw:text-style-name="P2" draw:layer="layout" svg:width="2.004cm" svg:height="0.384cm" svg:x="12.684cm" svg:y="11.145cm">
          <draw:text-box>
            <text:p text:style-name="P1"><text:span text:style-name="T4">good coding</text:span></text:p>
          </draw:text-box>
        </draw:frame>
        <draw:line draw:style-name="gr2" draw:text-style-name="P3" draw:layer="layout" svg:x1="14.901cm" svg:y1="13.079cm" svg:x2="14.901cm" svg:y2="10.689cm">
          <text:p/>
        </draw:line>
        <draw:frame draw:style-name="gr8" draw:text-style-name="P2" draw:layer="layout" svg:width="2.136cm" svg:height="0.384cm" svg:x="12.684cm" svg:y="11.623cm">
          <draw:text-box>
            <text:p text:style-name="P1"><text:span text:style-name="T2">standards (2)</text:span></text:p>
          </draw:text-box>
        </draw:frame>
        <draw:frame draw:style-name="gr7" draw:text-style-name="P2" draw:layer="layout" svg:width="1.45cm" svg:height="0.384cm" svg:x="15.12cm" svg:y="10.667cm">
          <draw:text-box>
            <text:p text:style-name="P1"><text:span text:style-name="T4">Accurate</text:span></text:p>
          </draw:text-box>
        </draw:frame>
        <draw:frame draw:style-name="gr7" draw:text-style-name="P2" draw:layer="layout" svg:width="1.124cm" svg:height="0.384cm" svg:x="15.12cm" svg:y="11.145cm">
          <draw:text-box>
            <text:p text:style-name="P1"><text:span text:style-name="T4">Design</text:span></text:p>
          </draw:text-box>
        </draw:frame>
        <draw:frame draw:style-name="gr7" draw:text-style-name="P2" draw:layer="layout" svg:width="0.692cm" svg:height="0.384cm" svg:x="15.105cm" svg:y="11.623cm">
          <draw:text-box>
            <text:p text:style-name="P1"><text:span text:style-name="T4">with</text:span></text:p>
          </draw:text-box>
        </draw:frame>
        <draw:frame draw:style-name="gr7" draw:text-style-name="P2" draw:layer="layout" svg:width="0.654cm" svg:height="0.384cm" svg:x="16.555cm" svg:y="11.623cm">
          <draw:text-box>
            <text:p text:style-name="P1"><text:span text:style-name="T4">bet-</text:span></text:p>
          </draw:text-box>
        </draw:frame>
        <draw:frame draw:style-name="gr7" draw:text-style-name="P2" draw:layer="layout" svg:width="0.463cm" svg:height="0.384cm" svg:x="15.12cm" svg:y="12.101cm">
          <draw:text-box>
            <text:p text:style-name="P1"><text:span text:style-name="T4">ter</text:span></text:p>
          </draw:text-box>
        </draw:frame>
        <draw:frame draw:style-name="gr7" draw:text-style-name="P2" draw:layer="layout" svg:width="1.09cm" svg:height="0.384cm" svg:x="16.037cm" svg:y="12.101cm">
          <draw:text-box>
            <text:p text:style-name="P1"><text:span text:style-name="T4">coding</text:span></text:p>
          </draw:text-box>
        </draw:frame>
        <draw:line draw:style-name="gr2" draw:text-style-name="P3" draw:layer="layout" svg:x1="17.337cm" svg:y1="13.079cm" svg:x2="17.337cm" svg:y2="10.689cm">
          <text:p/>
        </draw:line>
        <draw:line draw:style-name="gr2" draw:text-style-name="P3" draw:layer="layout" svg:x1="2.715cm" svg:y1="13.086cm" svg:x2="17.344cm" svg:y2="13.086cm">
          <text:p/>
        </draw:line>
        <draw:line draw:style-name="gr2" draw:text-style-name="P3" draw:layer="layout" svg:x1="2.722cm" svg:y1="14.049cm" svg:x2="2.722cm" svg:y2="13.093cm">
          <text:p/>
        </draw:line>
        <draw:frame draw:style-name="gr1" draw:text-style-name="P2" draw:layer="layout" svg:width="2.034cm" svg:height="0.384cm" svg:x="15.12cm" svg:y="12.579cm">
          <draw:text-box>
            <text:p text:style-name="P1"><text:span text:style-name="T2">standards(3)</text:span></text:p>
          </draw:text-box>
        </draw:frame>
        <draw:frame draw:style-name="gr1" draw:text-style-name="P2" draw:layer="layout" svg:width="1.755cm" svg:height="0.384cm" svg:x="2.941cm" svg:y="13.071cm">
          <draw:text-box>
            <text:p text:style-name="P1"><text:span text:style-name="T1">Execution</text:span></text:p>
          </draw:text-box>
        </draw:frame>
        <draw:line draw:style-name="gr2" draw:text-style-name="P3" draw:layer="layout" svg:x1="5.158cm" svg:y1="14.049cm" svg:x2="5.158cm" svg:y2="13.093cm">
          <text:p/>
        </draw:line>
        <draw:frame draw:style-name="gr1" draw:text-style-name="P2" draw:layer="layout" svg:width="0.451cm" svg:height="0.384cm" svg:x="2.929cm" svg:y="13.549cm">
          <draw:text-box>
            <text:p text:style-name="P1"><text:span text:style-name="T2">(3)</text:span></text:p>
          </draw:text-box>
        </draw:frame>
        <draw:line draw:style-name="gr2" draw:text-style-name="P3" draw:layer="layout" svg:x1="7.594cm" svg:y1="14.049cm" svg:x2="7.594cm" svg:y2="13.093cm">
          <text:p/>
        </draw:line>
        <draw:frame draw:style-name="gr1" draw:text-style-name="P2" draw:layer="layout" svg:width="0.561cm" svg:height="0.384cm" svg:x="5.376cm" svg:y="13.071cm">
          <draw:text-box>
            <text:p text:style-name="P1"><text:span text:style-name="T2">N/A</text:span></text:p>
          </draw:text-box>
        </draw:frame>
        <draw:frame draw:style-name="gr7" draw:text-style-name="P2" draw:layer="layout" svg:width="2.098cm" svg:height="0.384cm" svg:x="7.812cm" svg:y="13.071cm">
          <draw:text-box>
            <text:p text:style-name="P1"><text:span text:style-name="T4">Very less ex-</text:span></text:p>
          </draw:text-box>
        </draw:frame>
        <draw:line draw:style-name="gr2" draw:text-style-name="P3" draw:layer="layout" svg:x1="10.03cm" svg:y1="14.049cm" svg:x2="10.03cm" svg:y2="13.093cm">
          <text:p/>
        </draw:line>
        <draw:frame draw:style-name="gr1" draw:text-style-name="P2" draw:layer="layout" svg:width="1.733cm" svg:height="0.384cm" svg:x="7.812cm" svg:y="13.549cm">
          <draw:text-box>
            <text:p text:style-name="P1"><text:span text:style-name="T2">ecution (0)</text:span></text:p>
          </draw:text-box>
        </draw:frame>
        <draw:frame draw:style-name="gr7" draw:text-style-name="P2" draw:layer="layout" svg:width="0.722cm" svg:height="0.384cm" svg:x="10.248cm" svg:y="13.071cm">
          <draw:text-box>
            <text:p text:style-name="P1"><text:span text:style-name="T4">little</text:span></text:p>
          </draw:text-box>
        </draw:frame>
        <draw:frame draw:style-name="gr7" draw:text-style-name="P2" draw:layer="layout" svg:width="1.098cm" svg:height="0.384cm" svg:x="11.261cm" svg:y="13.071cm">
          <draw:text-box>
            <text:p text:style-name="P1"><text:span text:style-name="T4">execu-</text:span></text:p>
          </draw:text-box>
        </draw:frame>
        <draw:line draw:style-name="gr2" draw:text-style-name="P3" draw:layer="layout" svg:x1="12.466cm" svg:y1="14.049cm" svg:x2="12.466cm" svg:y2="13.093cm">
          <text:p/>
        </draw:line>
        <draw:frame draw:style-name="gr1" draw:text-style-name="P2" draw:layer="layout" svg:width="1.162cm" svg:height="0.384cm" svg:x="10.248cm" svg:y="13.549cm">
          <draw:text-box>
            <text:p text:style-name="P1"><text:span text:style-name="T2">tion.(1)</text:span></text:p>
          </draw:text-box>
        </draw:frame>
        <draw:frame draw:style-name="gr9" draw:text-style-name="P2" draw:layer="layout" svg:width="2.055cm" svg:height="0.384cm" svg:x="12.684cm" svg:y="13.071cm">
          <draw:text-box>
            <text:p text:style-name="P1"><text:span text:style-name="T2">Major execu-</text:span></text:p>
          </draw:text-box>
        </draw:frame>
        <draw:line draw:style-name="gr2" draw:text-style-name="P3" draw:layer="layout" svg:x1="14.901cm" svg:y1="14.049cm" svg:x2="14.901cm" svg:y2="13.093cm">
          <text:p/>
        </draw:line>
        <draw:frame draw:style-name="gr1" draw:text-style-name="P2" draw:layer="layout" svg:width="1.06cm" svg:height="0.384cm" svg:x="12.684cm" svg:y="13.549cm">
          <draw:text-box>
            <text:p text:style-name="P1"><text:span text:style-name="T2">tion(2)</text:span></text:p>
          </draw:text-box>
        </draw:frame>
        <draw:frame draw:style-name="gr7" draw:text-style-name="P2" draw:layer="layout" svg:width="0.967cm" svg:height="0.384cm" svg:x="15.12cm" svg:y="13.071cm">
          <draw:text-box>
            <text:p text:style-name="P1"><text:span text:style-name="T4">Entire</text:span></text:p>
          </draw:text-box>
        </draw:frame>
        <draw:frame draw:style-name="gr7" draw:text-style-name="P2" draw:layer="layout" svg:width="0.785cm" svg:height="0.384cm" svg:x="16.377cm" svg:y="13.071cm">
          <draw:text-box>
            <text:p text:style-name="P1"><text:span text:style-name="T4">code</text:span></text:p>
          </draw:text-box>
        </draw:frame>
        <draw:line draw:style-name="gr2" draw:text-style-name="P3" draw:layer="layout" svg:x1="17.337cm" svg:y1="14.049cm" svg:x2="17.337cm" svg:y2="13.093cm">
          <text:p/>
        </draw:line>
        <draw:line draw:style-name="gr2" draw:text-style-name="P3" draw:layer="layout" svg:x1="2.715cm" svg:y1="14.056cm" svg:x2="17.344cm" svg:y2="14.056cm">
          <text:p/>
        </draw:line>
        <draw:line draw:style-name="gr2" draw:text-style-name="P3" draw:layer="layout" svg:x1="2.722cm" svg:y1="15.497cm" svg:x2="2.722cm" svg:y2="14.063cm">
          <text:p/>
        </draw:line>
        <draw:frame draw:style-name="gr10" draw:text-style-name="P2" draw:layer="layout" svg:width="2.051cm" svg:height="0.384cm" svg:x="15.12cm" svg:y="13.549cm">
          <draw:text-box>
            <text:p text:style-name="P1"><text:span text:style-name="T3">execution (3)</text:span></text:p>
          </draw:text-box>
        </draw:frame>
        <draw:line draw:style-name="gr2" draw:text-style-name="P3" draw:layer="layout" svg:x1="5.158cm" svg:y1="15.497cm" svg:x2="5.158cm" svg:y2="14.063cm">
          <text:p/>
        </draw:line>
        <draw:frame draw:style-name="gr1" draw:text-style-name="P2" draw:layer="layout" svg:width="1.902cm" svg:height="0.384cm" svg:x="2.941cm" svg:y="14.041cm">
          <draw:text-box>
            <text:p text:style-name="P1"><text:span text:style-name="T1">Postlab</text:span><text:span text:style-name="T2"> (2)</text:span></text:p>
          </draw:text-box>
        </draw:frame>
        <draw:frame draw:style-name="gr7" draw:text-style-name="P2" draw:layer="layout" svg:width="0.76cm" svg:height="0.384cm" svg:x="5.376cm" svg:y="14.041cm">
          <draw:text-box>
            <text:p text:style-name="P1"><text:span text:style-name="T4">Both</text:span></text:p>
          </draw:text-box>
        </draw:frame>
        <draw:frame draw:style-name="gr7" draw:text-style-name="P2" draw:layer="layout" svg:width="0.527cm" svg:height="0.384cm" svg:x="6.917cm" svg:y="14.041cm">
          <draw:text-box>
            <text:p text:style-name="P1"><text:span text:style-name="T4">an-</text:span></text:p>
          </draw:text-box>
        </draw:frame>
        <draw:frame draw:style-name="gr7" draw:text-style-name="P2" draw:layer="layout" svg:width="0.942cm" svg:height="0.384cm" svg:x="5.376cm" svg:y="14.519cm">
          <draw:text-box>
            <text:p text:style-name="P1"><text:span text:style-name="T4">swers</text:span></text:p>
          </draw:text-box>
        </draw:frame>
        <draw:line draw:style-name="gr2" draw:text-style-name="P3" draw:layer="layout" svg:x1="7.594cm" svg:y1="15.497cm" svg:x2="7.594cm" svg:y2="14.063cm">
          <text:p/>
        </draw:line>
        <draw:frame draw:style-name="gr1" draw:text-style-name="P2" draw:layer="layout" svg:width="1.441cm" svg:height="0.384cm" svg:x="5.362cm" svg:y="14.997cm">
          <draw:text-box>
            <text:p text:style-name="P1"><text:span text:style-name="T2">wrong(0)</text:span></text:p>
          </draw:text-box>
        </draw:frame>
        <draw:line draw:style-name="gr2" draw:text-style-name="P3" draw:layer="layout" svg:x1="10.03cm" svg:y1="15.497cm" svg:x2="10.03cm" svg:y2="14.063cm">
          <text:p/>
        </draw:line>
        <draw:frame draw:style-name="gr1" draw:text-style-name="P2" draw:layer="layout" svg:width="0.561cm" svg:height="0.384cm" svg:x="7.812cm" svg:y="14.041cm">
          <draw:text-box>
            <text:p text:style-name="P1"><text:span text:style-name="T2">N/A</text:span></text:p>
          </draw:text-box>
        </draw:frame>
        <draw:frame draw:style-name="gr7" draw:text-style-name="P2" draw:layer="layout" svg:width="1.945cm" svg:height="0.384cm" svg:x="10.248cm" svg:y="14.041cm">
          <draw:text-box>
            <text:p text:style-name="P1"><text:span text:style-name="T4">One answer</text:span></text:p>
          </draw:text-box>
        </draw:frame>
        <draw:line draw:style-name="gr2" draw:text-style-name="P3" draw:layer="layout" svg:x1="12.466cm" svg:y1="15.497cm" svg:x2="12.466cm" svg:y2="14.063cm">
          <text:p/>
        </draw:line>
        <draw:frame draw:style-name="gr1" draw:text-style-name="P2" draw:layer="layout" svg:width="1.674cm" svg:height="0.384cm" svg:x="10.248cm" svg:y="14.519cm">
          <draw:text-box>
            <text:p text:style-name="P1"><text:span text:style-name="T2">correct (1)</text:span></text:p>
          </draw:text-box>
        </draw:frame>
        <draw:line draw:style-name="gr2" draw:text-style-name="P3" draw:layer="layout" svg:x1="14.901cm" svg:y1="15.497cm" svg:x2="14.901cm" svg:y2="14.063cm">
          <text:p/>
        </draw:line>
        <draw:frame draw:style-name="gr1" draw:text-style-name="P2" draw:layer="layout" svg:width="0.561cm" svg:height="0.384cm" svg:x="12.684cm" svg:y="14.041cm">
          <draw:text-box>
            <text:p text:style-name="P1"><text:span text:style-name="T2">N/A</text:span></text:p>
          </draw:text-box>
        </draw:frame>
        <draw:frame draw:style-name="gr7" draw:text-style-name="P2" draw:layer="layout" svg:width="0.76cm" svg:height="0.384cm" svg:x="15.12cm" svg:y="14.041cm">
          <draw:text-box>
            <text:p text:style-name="P1"><text:span text:style-name="T4">Both</text:span></text:p>
          </draw:text-box>
        </draw:frame>
        <draw:frame draw:style-name="gr7" draw:text-style-name="P2" draw:layer="layout" svg:width="0.527cm" svg:height="0.384cm" svg:x="16.66cm" svg:y="14.041cm">
          <draw:text-box>
            <text:p text:style-name="P1"><text:span text:style-name="T4">an-</text:span></text:p>
          </draw:text-box>
        </draw:frame>
        <draw:frame draw:style-name="gr7" draw:text-style-name="P2" draw:layer="layout" svg:width="0.942cm" svg:height="0.384cm" svg:x="15.12cm" svg:y="14.519cm">
          <draw:text-box>
            <text:p text:style-name="P1"><text:span text:style-name="T4">swers</text:span></text:p>
          </draw:text-box>
        </draw:frame>
        <draw:line draw:style-name="gr2" draw:text-style-name="P3" draw:layer="layout" svg:x1="17.337cm" svg:y1="15.497cm" svg:x2="17.337cm" svg:y2="14.063cm">
          <text:p/>
        </draw:line>
        <draw:line draw:style-name="gr2" draw:text-style-name="P3" draw:layer="layout" svg:x1="2.715cm" svg:y1="15.504cm" svg:x2="17.344cm" svg:y2="15.504cm">
          <text:p/>
        </draw:line>
        <draw:line draw:style-name="gr2" draw:text-style-name="P3" draw:layer="layout" svg:x1="6.718cm" svg:y1="15.812cm" svg:x2="15.222cm" svg:y2="15.812cm">
          <text:p/>
        </draw:line>
        <draw:line draw:style-name="gr2" draw:text-style-name="P3" draw:layer="layout" svg:x1="6.725cm" svg:y1="16.297cm" svg:x2="6.725cm" svg:y2="15.819cm">
          <text:p/>
        </draw:line>
        <draw:frame draw:style-name="gr1" draw:text-style-name="P2" draw:layer="layout" svg:width="1.674cm" svg:height="0.384cm" svg:x="15.12cm" svg:y="14.997cm">
          <draw:text-box>
            <text:p text:style-name="P1"><text:span text:style-name="T2">correct (2)</text:span></text:p>
          </draw:text-box>
        </draw:frame>
        <draw:line draw:style-name="gr2" draw:text-style-name="P3" draw:layer="layout" svg:x1="9.993cm" svg:y1="16.297cm" svg:x2="9.993cm" svg:y2="15.819cm">
          <text:p/>
        </draw:line>
        <draw:frame draw:style-name="gr1" draw:text-style-name="P2" draw:layer="layout" svg:width="2.957cm" svg:height="0.384cm" svg:x="6.943cm" svg:y="15.797cm">
          <draw:text-box>
            <text:p text:style-name="P1"><text:span text:style-name="T1">Total Marks (10)</text:span></text:p>
          </draw:text-box>
        </draw:frame>
        <draw:line draw:style-name="gr2" draw:text-style-name="P3" draw:layer="layout" svg:x1="15.215cm" svg:y1="16.297cm" svg:x2="15.215cm" svg:y2="15.819cm">
          <text:p/>
        </draw:line>
        <draw:line draw:style-name="gr2" draw:text-style-name="P3" draw:layer="layout" svg:x1="6.718cm" svg:y1="16.304cm" svg:x2="15.222cm" svg:y2="16.304cm">
          <text:p/>
        </draw:line>
        <draw:line draw:style-name="gr2" draw:text-style-name="P3" draw:layer="layout" svg:x1="6.725cm" svg:y1="16.789cm" svg:x2="6.725cm" svg:y2="16.311cm">
          <text:p/>
        </draw:line>
        <draw:line draw:style-name="gr2" draw:text-style-name="P3" draw:layer="layout" svg:x1="9.993cm" svg:y1="16.789cm" svg:x2="9.993cm" svg:y2="16.311cm">
          <text:p/>
        </draw:line>
        <draw:line draw:style-name="gr2" draw:text-style-name="P3" draw:layer="layout" svg:x1="15.215cm" svg:y1="16.789cm" svg:x2="15.215cm" svg:y2="16.311cm">
          <text:p/>
        </draw:line>
        <draw:line draw:style-name="gr2" draw:text-style-name="P3" draw:layer="layout" svg:x1="6.725cm" svg:y1="17.267cm" svg:x2="6.725cm" svg:y2="16.789cm">
          <text:p/>
        </draw:line>
        <draw:line draw:style-name="gr2" draw:text-style-name="P3" draw:layer="layout" svg:x1="9.993cm" svg:y1="17.267cm" svg:x2="9.993cm" svg:y2="16.789cm">
          <text:p/>
        </draw:line>
        <draw:line draw:style-name="gr2" draw:text-style-name="P3" draw:layer="layout" svg:x1="15.215cm" svg:y1="17.267cm" svg:x2="15.215cm" svg:y2="16.789cm">
          <text:p/>
        </draw:line>
        <draw:line draw:style-name="gr2" draw:text-style-name="P3" draw:layer="layout" svg:x1="6.718cm" svg:y1="17.274cm" svg:x2="15.222cm" svg:y2="17.274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4.959cm" svg:height="0.384cm" svg:x="10.212cm" svg:y="15.797cm">
          <draw:text-box>
            <text:p text:style-name="P1"><text:span text:style-name="T1">Sign of instructor with date</text:span></text:p>
          </draw:text-box>
        </draw:frame>
        <draw:frame draw:style-name="gr1" draw:text-style-name="P2" draw:layer="layout" svg:width="5.62cm" svg:height="0.384cm" svg:x="2.54cm" svg:y="26.184cm">
          <draw:text-box>
            <text:p text:style-name="P1"><text:span text:style-name="T1">Course title: Big Data Analytics</text:span></text:p>
          </draw:text-box>
        </draw:frame>
        <draw:frame draw:style-name="gr1" draw:text-style-name="P2" draw:layer="layout" svg:width="5.895cm" svg:height="0.384cm" svg:x="12.925cm" svg:y="26.184cm">
          <draw:text-box>
            <text:p text:style-name="P1"><text:span text:style-name="T2">Compiled on 2020/04/11 at 10:31:35</text:span></text:p>
          </draw:text-box>
        </draw:frame>
        <draw:frame draw:style-name="gr1" draw:text-style-name="P2" draw:layer="layout" svg:width="0.384cm" svg:height="0.384cm" svg:x="18.852cm" svg:y="26.184cm">
          <draw:text-box>
            <text:p text:style-name="P1"><text:span text:style-name="T1">1</text:span></text:p>
          </draw:text-box>
        </draw:frame>
        <draw:frame draw:style-name="gr11" draw:text-style-name="P5" draw:layer="layout" svg:width="5.2cm" svg:height="0.39cm" svg:x="7.3cm" svg:y="2.8cm">
          <draw:text-box>
            <text:p text:style-name="P4"><text:span text:style-name="T5">Tanmay Prashant Rane</text:span></text:p>
          </draw:text-box>
        </draw:frame>
        <draw:frame draw:style-name="gr12" draw:text-style-name="P5" draw:layer="layout" svg:width="2.3cm" svg:height="0.4cm" svg:x="16.6cm" svg:y="2.8cm">
          <draw:text-box>
            <text:p text:style-name="P4"><text:span text:style-name="T5">8031</text:span></text:p>
          </draw:text-box>
        </draw:frame>
      </draw:page>
      <draw:page draw:name="page2" draw:style-name="dp1" draw:master-page-name="master-page3">
        <draw:frame draw:style-name="gr1" draw:text-style-name="P7" draw:layer="layout" svg:width="1.687cm" svg:height="0.446cm" svg:x="2.891cm" svg:y="1.341cm">
          <draw:text-box>
            <text:p text:style-name="P6"><text:span text:style-name="T6">FRCRCE</text:span></text:p>
          </draw:text-box>
        </draw:frame>
        <draw:line draw:style-name="gr2" draw:text-style-name="P8" draw:layer="layout" svg:x1="2.891cm" svg:y1="1.848cm" svg:x2="19.401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frame draw:style-name="gr1" draw:text-style-name="P7" draw:layer="layout" svg:width="9.984cm" svg:height="0.446cm" svg:x="10.531cm" svg:y="1.341cm">
          <draw:text-box>
            <text:p text:style-name="P6"><text:span text:style-name="T6">DEPARTMENT OF INFORMATION TECHNOLOGY</text:span></text:p>
          </draw:text-box>
        </draw:frame>
        <draw:frame draw:style-name="gr13" draw:text-style-name="P9" draw:layer="layout" svg:width="4.324cm" svg:height="1.021cm" svg:x="9.235cm" svg:y="2.536cm">
          <draw:text-box>
            <text:p text:style-name="P6"><text:span text:style-name="T7">Practical</text:span></text:p>
          </draw:text-box>
        </draw:frame>
        <draw:frame draw:style-name="gr1" draw:text-style-name="P7" draw:layer="layout" svg:width="6.009cm" svg:height="0.446cm" svg:x="8.105cm" svg:y="4.425cm">
          <draw:text-box>
            <text:p text:style-name="P6"><text:span text:style-name="T8">Course title: Big Data Analytics</text:span></text:p>
          </draw:text-box>
        </draw:frame>
        <draw:line draw:style-name="gr2" draw:text-style-name="P8" draw:layer="layout" svg:x1="2.715cm" svg:y1="6.159cm" svg:x2="19.225cm" svg:y2="6.159cm">
          <text:p/>
        </draw:line>
        <draw:frame draw:style-name="gr1" draw:text-style-name="P7" draw:layer="layout" svg:width="4.752cm" svg:height="0.446cm" svg:x="9.007cm" svg:y="4.903cm">
          <draw:text-box>
            <text:p text:style-name="P6"><text:span text:style-name="T8">Course term: 2019-2020</text:span></text:p>
          </draw:text-box>
        </draw:frame>
        <draw:line draw:style-name="gr2" draw:text-style-name="P8" draw:layer="layout" svg:x1="2.715cm" svg:y1="6.739cm" svg:x2="19.225cm" svg:y2="6.739cm">
          <text:p/>
        </draw:line>
        <draw:frame draw:style-name="gr1" draw:text-style-name="P7" draw:layer="layout" svg:width="16cm" svg:height="0.446cm" svg:x="2.716cm" svg:y="6.284cm">
          <draw:text-box>
            <text:p text:style-name="P6"><text:span text:style-name="T6">Problem Statement: To implement K-means algorithm using map-reduce.</text:span></text:p>
          </draw:text-box>
        </draw:frame>
        <draw:line draw:style-name="gr2" draw:text-style-name="P8" draw:layer="layout" svg:x1="2.715cm" svg:y1="7.317cm" svg:x2="19.225cm" svg:y2="7.317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1.661cm" svg:height="0.446cm" svg:x="2.703cm" svg:y="6.864cm">
          <draw:text-box>
            <text:p text:style-name="P6"><text:span text:style-name="T6">Theory:</text:span></text:p>
          </draw:text-box>
        </draw:frame>
        <draw:frame draw:style-name="gr1" draw:text-style-name="P7" draw:layer="layout" svg:width="6.809cm" svg:height="0.446cm" svg:x="2.891cm" svg:y="26.184cm">
          <draw:text-box>
            <text:p text:style-name="P6"><text:span text:style-name="T6">Course title: Big Data Analytics</text:span></text:p>
          </draw:text-box>
        </draw:frame>
        <draw:frame draw:style-name="gr1" draw:text-style-name="P7" draw:layer="layout" svg:width="7.152cm" svg:height="0.446cm" svg:x="13.277cm" svg:y="26.184cm">
          <draw:text-box>
            <text:p text:style-name="P6"><text:span text:style-name="T8">Compiled on 2020/04/11 at 10:31:35</text:span></text:p>
          </draw:text-box>
        </draw:frame>
        <draw:frame draw:style-name="gr1" draw:text-style-name="P7" draw:layer="layout" svg:width="0.384cm" svg:height="0.446cm" svg:x="19.204cm" svg:y="26.184cm">
          <draw:text-box>
            <text:p text:style-name="P6"><text:span text:style-name="T6">2</text:span></text:p>
          </draw:text-box>
        </draw:frame>
        <draw:frame draw:style-name="gr14" draw:text-style-name="P5" draw:layer="layout" svg:width="16.3cm" svg:height="18cm" svg:x="2.8cm" svg:y="7.5cm">
          <draw:text-box>
            <text:p text:style-name="P10"><text:span text:style-name="T5">The k-means algorithm takes the input data set D and parameter k, and then divides a data set </text:span><text:span text:style-name="T5">D of n objects into k groups. This partition depends upon the similarity measure so that the </text:span><text:span text:style-name="T5">resulting intra cluster similarity is high but the inter cluster similarity is low. Cluster similarity </text:span><text:span text:style-name="T5">is measured regarding the mean value of the objects in a cluster, which can be showed as the </text:span><text:span text:style-name="T5">cluster’s mean. The k-means procedure works as follows. </text:span></text:p>
            <text:p text:style-name="P10"><text:span text:style-name="T5">First, it randomly chooses k of the objects, each of which initially defined as a cluster mean or </text:span><text:span text:style-name="T5">center. </text:span></text:p>
            <text:p text:style-name="P10"><text:span text:style-name="T5">For each of the remaining objects, an object is moved to the cluster to which it is the most </text:span><text:span text:style-name="T5">similar, based on the similarity measure which is the distance between the item and the </text:span><text:span text:style-name="T5">cluster average. </text:span></text:p>
            <text:p text:style-name="P10"><text:span text:style-name="T5">It then calculates the new mean for each cluster. This process repeats until no change in the </text:span><text:span text:style-name="T5">mean values in the clusters.</text:span></text:p>
            <text:p text:style-name="P10"><text:span text:style-name="T5"/></text:p>
            <text:p text:style-name="P10"><text:span text:style-name="T9">Algorithm: k-means</text:span><text:span text:style-name="T5"> </text:span></text:p>
            <text:p text:style-name="P10"><text:span text:style-name="T5">Input: E = {e1, e2,..., en} (set of objects to be clustered) </text:span></text:p>
            <text:p text:style-name="P10"><text:span text:style-name="T5">k (number of clusters) </text:span></text:p>
            <text:p text:style-name="P10"><text:span text:style-name="T5"/></text:p>
            <text:p text:style-name="P10"><text:span text:style-name="T9">Output:</text:span><text:span text:style-name="T5"> C = {c1, c2,...,ck} (set of cluster centroids) </text:span></text:p>
            <text:p text:style-name="P10"><text:span text:style-name="T5">L={l(e) | e = 1,2,...,n} (set of cluster labels of E) </text:span></text:p>
            <text:p text:style-name="P10"><text:span text:style-name="T5"/></text:p>
            <text:p text:style-name="P10"><text:span text:style-name="T9">Methods:</text:span><text:span text:style-name="T5"> </text:span></text:p>
            <text:p text:style-name="P10"><text:span text:style-name="T5">1. Randomly choose k points from the data set D as the initial cluster means (centroids);</text:span></text:p>
            <text:p text:style-name="P10"><text:span text:style-name="T5">2. Assign each object to the group to which is the most closest, based on the means values of </text:span><text:span text:style-name="T5">the objects in the cluster;</text:span></text:p>
            <text:p text:style-name="P10"><text:span text:style-name="T5">3. Recalculate the mean value of the objects for each cluster;</text:span></text:p>
            <text:p text:style-name="P10"><text:span text:style-name="T5">4. Repeat the steps 2 and 3 until no change in the means values for the groups</text:span></text:p>
            <text:p text:style-name="P10"><text:span text:style-name="T5"/></text:p>
            <text:p text:style-name="P11"><text:span text:style-name="T5">USING MAPREDUCE FOR KMEANS:</text:span></text:p>
            <text:p text:style-name="P10"><text:span text:style-name="T5"/></text:p>
            <text:p text:style-name="P10"><text:span text:style-name="T5">The first step of designing MapReduce code Kmeans algorithm is to express and investigate </text:span><text:span text:style-name="T5">the</text:span></text:p>
            <text:p text:style-name="P10"><text:span text:style-name="T5">input and output of the implementation. Input is given as &lt;key,value&gt; pair, where “key” is the</text:span></text:p>
            <text:p text:style-name="P10"><text:span text:style-name="T5">cluster mean and “value‟ is the serializable implementation of a vector in the dataset. The</text:span></text:p>
            <text:p text:style-name="P10"><text:span text:style-name="T5">prerequisite to implement Map routine and Reduce routine is to have two files. The first one</text:span></text:p>
            <text:p text:style-name="P10"><text:span text:style-name="T5">should involve clusters with their centroids values and the other one should have objects to be</text:span></text:p>
            <text:p text:style-name="P10"><text:span text:style-name="T5">clustered. Chosen of centroids and the objects to be clustered are arranged in two spillited files</text:span></text:p>
            <text:p text:style-name="P10"><text:span text:style-name="T5">is the initial step to cluster data by K-means algorithm using MapReduce method of Apache</text:span></text:p>
            <text:p text:style-name="P10"><text:span text:style-name="T5">Hadoop. It can be done by following the algorithm to implement MapReduceroutines for </text:span><text:span text:style-name="T5">Kmeans clustering. </text:span></text:p>
            <text:p text:style-name="P10"><text:span text:style-name="T5">The initial set of centroid is stored in the input directory of HDFS prior to Map routine call and </text:span><text:span text:style-name="T5">they form the “key‟ field in the &lt;key, value&gt; pair. The instructions required to compute the </text:span><text:span text:style-name="T5">distance between the given data set and cluster centroid fed as a &lt;key, value&gt; pair is coded in </text:span><text:span text:style-name="T5">the Mapper routine. </text:span></text:p>
            <text:p text:style-name="P10"><text:span text:style-name="T5">The Mapper function calculates the distance between the object value and each of the cluster </text:span><text:span text:style-name="T5">centroidreferred in the cluster set and jointly keeping track of the cluster to which the given </text:span><text:span text:style-name="T5">object is closest. Once the computation of distances is complete the object should be assigned </text:span><text:span text:style-name="T5">to the closest cluster.</text:span></text:p>
            <text:p text:style-name="P10"><text:span text:style-name="T5"/></text:p>
            <text:p text:style-name="P10"><text:span text:style-name="T5">Once Mapper is invoked, the given object is assigned to the cluster that it is nearest related to.</text:span></text:p>
            <text:p text:style-name="P10"><text:span text:style-name="T5">After the assignment of all objects to their associated clusters is done the centroid of each </text:span><text:span text:style-name="T5">cluster</text:span></text:p>
            <text:p text:style-name="P10"><text:span text:style-name="T5">is recomputed.</text:span></text:p>
            <text:p text:style-name="P10"><text:span text:style-name="T5"/></text:p>
            <text:p text:style-name="P10"><text:span text:style-name="T5"/></text:p>
          </draw:text-box>
        </draw:frame>
      </draw:page>
      <draw:page draw:name="page3" draw:style-name="dp1" draw:master-page-name="master-page3">
        <draw:frame draw:style-name="gr1" draw:text-style-name="P7" draw:layer="layout" svg:width="1.687cm" svg:height="0.446cm" svg:x="2.54cm" svg:y="1.341cm">
          <draw:text-box>
            <text:p text:style-name="P6"><text:span text:style-name="T6">FRCRCE</text:span></text:p>
          </draw:text-box>
        </draw:frame>
        <draw:line draw:style-name="gr2" draw:text-style-name="P8" draw:layer="layout" svg:x1="2.54cm" svg:y1="1.848cm" svg:x2="19.05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9.984cm" svg:height="0.446cm" svg:x="10.18cm" svg:y="1.341cm">
          <draw:text-box>
            <text:p text:style-name="P6"><text:span text:style-name="T6">DEPARTMENT OF INFORMATION TECHNOLOGY</text:span></text:p>
          </draw:text-box>
        </draw:frame>
        <draw:frame draw:style-name="gr1" draw:text-style-name="P7" draw:layer="layout" svg:width="6.809cm" svg:height="0.446cm" svg:x="2.54cm" svg:y="26.184cm">
          <draw:text-box>
            <text:p text:style-name="P6"><text:span text:style-name="T6">Course title: Big Data Analytics</text:span></text:p>
          </draw:text-box>
        </draw:frame>
        <draw:frame draw:style-name="gr1" draw:text-style-name="P7" draw:layer="layout" svg:width="7.152cm" svg:height="0.446cm" svg:x="12.925cm" svg:y="26.184cm">
          <draw:text-box>
            <text:p text:style-name="P6"><text:span text:style-name="T8">Compiled on 2020/04/11 at 10:31:35</text:span></text:p>
          </draw:text-box>
        </draw:frame>
        <draw:frame draw:style-name="gr1" draw:text-style-name="P7" draw:layer="layout" svg:width="0.384cm" svg:height="0.446cm" svg:x="18.852cm" svg:y="26.184cm">
          <draw:text-box>
            <text:p text:style-name="P6"><text:span text:style-name="T6">3</text:span></text:p>
          </draw:text-box>
        </draw:frame>
        <draw:frame draw:style-name="gr15" draw:text-style-name="P5" draw:layer="layout" svg:width="16.3cm" svg:height="22.7cm" svg:x="2.8cm" svg:y="2.8cm">
          <draw:text-box>
            <text:p text:style-name="P10"><text:span text:style-name="T5">The recalculation is done by the Reduce routine and also it restructures the cluster to</text:span></text:p>
            <text:p text:style-name="P10"><text:span text:style-name="T5">avoid generation of clusters with extreme sizes. At the end, once the centroid of the given</text:span></text:p>
            <text:p text:style-name="P10"><text:span text:style-name="T5">cluster is revised, the new set of objects and clusters is re-written to the memory and is ready </text:span><text:span text:style-name="T5">for</text:span></text:p>
            <text:p text:style-name="P10"><text:span text:style-name="T5">the next iteration.</text:span></text:p>
          </draw:text-box>
        </draw:frame>
      </draw:page>
      <draw:page draw:name="page4" draw:style-name="dp1" draw:master-page-name="master-page3">
        <draw:frame draw:style-name="gr1" draw:text-style-name="P7" draw:layer="layout" svg:width="1.687cm" svg:height="0.446cm" svg:x="2.891cm" svg:y="1.341cm">
          <draw:text-box>
            <text:p text:style-name="P6"><text:span text:style-name="T6">FRCRCE</text:span></text:p>
          </draw:text-box>
        </draw:frame>
        <draw:line draw:style-name="gr2" draw:text-style-name="P8" draw:layer="layout" svg:x1="2.891cm" svg:y1="1.848cm" svg:x2="19.401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frame draw:style-name="gr1" draw:text-style-name="P7" draw:layer="layout" svg:width="9.984cm" svg:height="0.446cm" svg:x="10.531cm" svg:y="1.341cm">
          <draw:text-box>
            <text:p text:style-name="P6"><text:span text:style-name="T6">DEPARTMENT OF INFORMATION TECHNOLOGY</text:span></text:p>
          </draw:text-box>
        </draw:frame>
        <draw:line draw:style-name="gr2" draw:text-style-name="P8" draw:layer="layout" svg:x1="2.715cm" svg:y1="3.113cm" svg:x2="19.225cm" svg:y2="3.113cm">
          <text:p/>
        </draw:line>
        <draw:frame draw:style-name="gr1" draw:text-style-name="P7" draw:layer="layout" svg:width="1.242cm" svg:height="0.446cm" svg:x="2.716cm" svg:y="2.745cm">
          <draw:text-box>
            <text:p text:style-name="P6"><text:span text:style-name="T6">Code:</text:span></text:p>
          </draw:text-box>
        </draw:frame>
        <draw:frame draw:style-name="gr1" draw:text-style-name="P7" draw:layer="layout" svg:width="11.03cm" svg:height="0.446cm" svg:x="2.697cm" svg:y="3.529cm">
          <draw:text-box>
            <text:p text:style-name="P6"><text:span text:style-name="T8">Write map-reduce code to implement k-means algorithm</text:span></text:p>
          </draw:text-box>
        </draw:frame>
        <draw:line draw:style-name="gr16" draw:text-style-name="P8" draw:layer="layout" svg:x1="2.715cm" svg:y1="4.508cm" svg:x2="5.674cm" svg:y2="4.508cm">
          <text:p/>
        </draw:line>
        <draw:line draw:style-name="gr2" draw:text-style-name="P8" draw:layer="layout" svg:x1="2.603cm" svg:y1="4.73cm" svg:x2="2.603cm" svg:y2="4.61cm">
          <text:p/>
        </draw:line>
        <draw:line draw:style-name="gr2" draw:text-style-name="P8" draw:layer="layout" svg:x1="2.596cm" svg:y1="4.617cm" svg:x2="2.715cm" svg:y2="4.617cm">
          <text:p/>
        </draw:line>
        <draw:line draw:style-name="gr2" draw:text-style-name="P8" draw:layer="layout" svg:x1="2.715cm" svg:y1="4.617cm" svg:x2="19.225cm" svg:y2="4.617cm">
          <text:p/>
        </draw:line>
        <draw:line draw:style-name="gr2" draw:text-style-name="P8" draw:layer="layout" svg:x1="19.225cm" svg:y1="4.617cm" svg:x2="19.345cm" svg:y2="4.617cm">
          <text:p/>
        </draw:line>
        <draw:line draw:style-name="gr2" draw:text-style-name="P8" draw:layer="layout" svg:x1="19.338cm" svg:y1="4.73cm" svg:x2="19.338cm" svg:y2="4.61cm">
          <text:p/>
        </draw:line>
        <draw:line draw:style-name="gr2" draw:text-style-name="P8" draw:layer="layout" svg:x1="2.603cm" svg:y1="4.849cm" svg:x2="2.603cm" svg:y2="4.73cm">
          <text:p/>
        </draw:line>
        <draw:line draw:style-name="gr2" draw:text-style-name="P8" draw:layer="layout" svg:x1="2.596cm" svg:y1="4.842cm" svg:x2="2.715cm" svg:y2="4.842cm">
          <text:p/>
        </draw:line>
        <draw:line draw:style-name="gr2" draw:text-style-name="P8" draw:layer="layout" svg:x1="2.715cm" svg:y1="4.842cm" svg:x2="19.225cm" svg:y2="4.842cm">
          <text:p/>
        </draw:line>
        <draw:line draw:style-name="gr2" draw:text-style-name="P8" draw:layer="layout" svg:x1="19.225cm" svg:y1="4.842cm" svg:x2="19.345cm" svg:y2="4.842cm">
          <text:p/>
        </draw:line>
        <draw:line draw:style-name="gr2" draw:text-style-name="P8" draw:layer="layout" svg:x1="19.338cm" svg:y1="4.849cm" svg:x2="19.338cm" svg:y2="4.73cm">
          <text:p/>
        </draw:line>
        <draw:frame draw:style-name="gr1" draw:text-style-name="P7" draw:layer="layout" svg:width="3.749cm" svg:height="0.446cm" svg:x="2.716cm" svg:y="4.007cm">
          <draw:text-box>
            <text:p text:style-name="P6"><text:span text:style-name="T6">code for mapper:</text:span></text:p>
          </draw:text-box>
        </draw:frame>
        <draw:line draw:style-name="gr16" draw:text-style-name="P8" draw:layer="layout" svg:x1="2.715cm" svg:y1="5.477cm" svg:x2="5.865cm" svg:y2="5.477cm">
          <text:p/>
        </draw:line>
        <draw:line draw:style-name="gr2" draw:text-style-name="P8" draw:layer="layout" svg:x1="2.603cm" svg:y1="5.784cm" svg:x2="2.603cm" svg:y2="5.664cm">
          <text:p/>
        </draw:line>
        <draw:line draw:style-name="gr2" draw:text-style-name="P8" draw:layer="layout" svg:x1="2.596cm" svg:y1="5.671cm" svg:x2="2.715cm" svg:y2="5.671cm">
          <text:p/>
        </draw:line>
        <draw:line draw:style-name="gr2" draw:text-style-name="P8" draw:layer="layout" svg:x1="2.715cm" svg:y1="5.671cm" svg:x2="19.225cm" svg:y2="5.671cm">
          <text:p/>
        </draw:line>
        <draw:line draw:style-name="gr2" draw:text-style-name="P8" draw:layer="layout" svg:x1="19.225cm" svg:y1="5.671cm" svg:x2="19.345cm" svg:y2="5.671cm">
          <text:p/>
        </draw:line>
        <draw:line draw:style-name="gr2" draw:text-style-name="P8" draw:layer="layout" svg:x1="19.338cm" svg:y1="5.784cm" svg:x2="19.338cm" svg:y2="5.664cm">
          <text:p/>
        </draw:line>
        <draw:line draw:style-name="gr2" draw:text-style-name="P8" draw:layer="layout" svg:x1="2.603cm" svg:y1="5.903cm" svg:x2="2.603cm" svg:y2="5.784cm">
          <text:p/>
        </draw:line>
        <draw:line draw:style-name="gr2" draw:text-style-name="P8" draw:layer="layout" svg:x1="2.596cm" svg:y1="5.896cm" svg:x2="2.715cm" svg:y2="5.896cm">
          <text:p/>
        </draw:line>
        <draw:line draw:style-name="gr2" draw:text-style-name="P8" draw:layer="layout" svg:x1="2.715cm" svg:y1="5.896cm" svg:x2="19.225cm" svg:y2="5.896cm">
          <text:p/>
        </draw:line>
        <draw:line draw:style-name="gr2" draw:text-style-name="P8" draw:layer="layout" svg:x1="19.225cm" svg:y1="5.896cm" svg:x2="19.345cm" svg:y2="5.896cm">
          <text:p/>
        </draw:line>
        <draw:line draw:style-name="gr2" draw:text-style-name="P8" draw:layer="layout" svg:x1="19.338cm" svg:y1="5.903cm" svg:x2="19.338cm" svg:y2="5.784cm">
          <text:p/>
        </draw:line>
        <draw:frame draw:style-name="gr1" draw:text-style-name="P7" draw:layer="layout" svg:width="3.931cm" svg:height="0.446cm" svg:x="2.716cm" svg:y="5.062cm">
          <draw:text-box>
            <text:p text:style-name="P6"><text:span text:style-name="T6">Code for Reducer:</text:span></text:p>
          </draw:text-box>
        </draw:frame>
        <draw:line draw:style-name="gr16" draw:text-style-name="P8" draw:layer="layout" svg:x1="2.715cm" svg:y1="6.531cm" svg:x2="6.565cm" svg:y2="6.531cm">
          <text:p/>
        </draw:line>
        <draw:line draw:style-name="gr2" draw:text-style-name="P8" draw:layer="layout" svg:x1="2.603cm" svg:y1="6.838cm" svg:x2="2.603cm" svg:y2="6.719cm">
          <text:p/>
        </draw:line>
        <draw:line draw:style-name="gr2" draw:text-style-name="P8" draw:layer="layout" svg:x1="2.596cm" svg:y1="6.726cm" svg:x2="2.715cm" svg:y2="6.726cm">
          <text:p/>
        </draw:line>
        <draw:line draw:style-name="gr2" draw:text-style-name="P8" draw:layer="layout" svg:x1="2.715cm" svg:y1="6.726cm" svg:x2="19.225cm" svg:y2="6.726cm">
          <text:p/>
        </draw:line>
        <draw:line draw:style-name="gr2" draw:text-style-name="P8" draw:layer="layout" svg:x1="19.225cm" svg:y1="6.726cm" svg:x2="19.345cm" svg:y2="6.726cm">
          <text:p/>
        </draw:line>
        <draw:line draw:style-name="gr2" draw:text-style-name="P8" draw:layer="layout" svg:x1="19.338cm" svg:y1="6.838cm" svg:x2="19.338cm" svg:y2="6.719cm">
          <text:p/>
        </draw:line>
        <draw:line draw:style-name="gr2" draw:text-style-name="P8" draw:layer="layout" svg:x1="2.603cm" svg:y1="6.958cm" svg:x2="2.603cm" svg:y2="6.838cm">
          <text:p/>
        </draw:line>
        <draw:line draw:style-name="gr2" draw:text-style-name="P8" draw:layer="layout" svg:x1="2.596cm" svg:y1="6.951cm" svg:x2="2.715cm" svg:y2="6.951cm">
          <text:p/>
        </draw:line>
        <draw:line draw:style-name="gr2" draw:text-style-name="P8" draw:layer="layout" svg:x1="2.715cm" svg:y1="6.951cm" svg:x2="19.225cm" svg:y2="6.951cm">
          <text:p/>
        </draw:line>
        <draw:line draw:style-name="gr2" draw:text-style-name="P8" draw:layer="layout" svg:x1="19.225cm" svg:y1="6.951cm" svg:x2="19.345cm" svg:y2="6.951cm">
          <text:p/>
        </draw:line>
        <draw:line draw:style-name="gr2" draw:text-style-name="P8" draw:layer="layout" svg:x1="19.338cm" svg:y1="6.958cm" svg:x2="19.338cm" svg:y2="6.838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4.752cm" svg:height="0.446cm" svg:x="2.716cm" svg:y="6.116cm">
          <draw:text-box>
            <text:p text:style-name="P6"><text:span text:style-name="T6">Code for Driver Class:</text:span></text:p>
          </draw:text-box>
        </draw:frame>
        <draw:frame draw:style-name="gr1" draw:text-style-name="P7" draw:layer="layout" svg:width="6.809cm" svg:height="0.446cm" svg:x="2.891cm" svg:y="26.184cm">
          <draw:text-box>
            <text:p text:style-name="P6"><text:span text:style-name="T6">Course title: Big Data Analytics</text:span></text:p>
          </draw:text-box>
        </draw:frame>
        <draw:frame draw:style-name="gr1" draw:text-style-name="P7" draw:layer="layout" svg:width="7.152cm" svg:height="0.446cm" svg:x="13.277cm" svg:y="26.184cm">
          <draw:text-box>
            <text:p text:style-name="P6"><text:span text:style-name="T8">Compiled on 2020/04/11 at 10:31:35</text:span></text:p>
          </draw:text-box>
        </draw:frame>
        <draw:frame draw:style-name="gr1" draw:text-style-name="P7" draw:layer="layout" svg:width="0.384cm" svg:height="0.446cm" svg:x="19.204cm" svg:y="26.184cm">
          <draw:text-box>
            <text:p text:style-name="P6"><text:span text:style-name="T6">4</text:span></text:p>
          </draw:text-box>
        </draw:frame>
        <draw:frame draw:style-name="gr17" draw:text-style-name="P5" draw:layer="layout" svg:width="16.3cm" svg:height="18.284cm" svg:x="2.8cm" svg:y="7.2cm">
          <draw:text-box>
            <text:p><text:span text:style-name="T9">//MAPPER</text:span></text:p>
            <text:p text:style-name="P4"><text:span text:style-name="T5">import java.io.IOException;</text:span></text:p>
            <text:p text:style-name="P4"><text:span text:style-name="T5">import org.apache.hadoop.conf.Configuration;</text:span></text:p>
            <text:p text:style-name="P4"><text:span text:style-name="T5">import org.apache.hadoop.io.IntWritable;</text:span></text:p>
            <text:p text:style-name="P4"><text:span text:style-name="T5">import org.apache.hadoop.io.LongWritable;</text:span></text:p>
            <text:p text:style-name="P4"><text:span text:style-name="T5">import org.apache.hadoop.io.Text;</text:span></text:p>
            <text:p text:style-name="P4"><text:span text:style-name="T5">import org.apache.hadoop.mapreduce.Mapper;</text:span></text:p>
            <text:p text:style-name="P4"><text:span text:style-name="T5"/></text:p>
            <text:p text:style-name="P4"><text:span text:style-name="T5">public class kmapper extends Mapper&lt;LongWritable, Text, IntWritable, Text&gt; {</text:span></text:p>
            <text:p text:style-name="P4"><text:span text:style-name="T5"><text:tab/></text:span><text:span text:style-name="T5">public float[][] centroids = new float[3][3];</text:span></text:p>
            <text:p text:style-name="P4"><text:span text:style-name="T5"><text:tab/></text:span></text:p>
            <text:p text:style-name="P4"><text:span text:style-name="T5"><text:tab/></text:span><text:span text:style-name="T5">public void map(LongWritable key, Text value, Context context) throws IOException, </text:span><text:span text:style-name="T5">InterruptedException {</text:span></text:p>
            <text:p text:style-name="P4"><text:span text:style-name="T5"><text:s text:c="8"/></text:span></text:p>
            <text:p text:style-name="P4"><text:span text:style-name="T5"><text:tab/></text:span><text:span text:style-name="T5"><text:tab/></text:span><text:span text:style-name="T5">Configuration conf = context.getConfiguration();</text:span></text:p>
            <text:p text:style-name="P4"><text:span text:style-name="T5"><text:tab/></text:span><text:span text:style-name="T5"><text:tab/></text:span><text:span text:style-name="T5">int k = conf.getInt("k", 2);</text:span></text:p>
            <text:p text:style-name="P4"><text:span text:style-name="T5"><text:s text:c="4"/></text:span><text:span text:style-name="T5"><text:tab/></text:span><text:span text:style-name="T5">for (int <text:s/>i=0; i&lt;k; i++ ) {</text:span></text:p>
            <text:p text:style-name="P4"><text:span text:style-name="T5"><text:s text:c="4"/></text:span><text:span text:style-name="T5"><text:tab/></text:span><text:span text:style-name="T5"><text:tab/></text:span><text:span text:style-name="T5">String coords = conf.get(String.valueOf(i));</text:span></text:p>
            <text:p text:style-name="P4"><text:span text:style-name="T5">// <text:s text:c="3"/></text:span><text:span text:style-name="T5"><text:tab/></text:span><text:span text:style-name="T5"><text:tab/></text:span><text:span text:style-name="T5">System.out.println(coords);</text:span></text:p>
            <text:p text:style-name="P4"><text:span text:style-name="T5"><text:s text:c="4"/></text:span><text:span text:style-name="T5"><text:tab/></text:span><text:span text:style-name="T5"><text:tab/></text:span><text:span text:style-name="T5">String[] coords_x_y = coords.split(",");</text:span></text:p>
            <text:p text:style-name="P4"><text:span text:style-name="T5"><text:s text:c="4"/></text:span><text:span text:style-name="T5"><text:tab/></text:span><text:span text:style-name="T5"><text:tab/></text:span></text:p>
            <text:p text:style-name="P4"><text:span text:style-name="T5"><text:s text:c="4"/></text:span><text:span text:style-name="T5"><text:tab/></text:span><text:span text:style-name="T5"><text:tab/></text:span><text:span text:style-name="T5">centroids[i][0] = Float.parseFloat(coords_x_y[0]);</text:span></text:p>
            <text:p text:style-name="P4"><text:span text:style-name="T5"><text:s text:c="4"/></text:span><text:span text:style-name="T5"><text:tab/></text:span><text:span text:style-name="T5"><text:tab/></text:span><text:span text:style-name="T5">centroids[i][1] = Float.parseFloat(coords_x_y[1]);</text:span></text:p>
            <text:p text:style-name="P4"><text:span text:style-name="T5"><text:tab/></text:span><text:span text:style-name="T5"> <text:s/></text:span><text:span text:style-name="T5">}</text:span></text:p>
            <text:p text:style-name="P4"><text:span text:style-name="T5"><text:tab/></text:span><text:span text:style-name="T5"><text:tab/></text:span><text:span text:style-name="T5">String line = value.toString();</text:span></text:p>
            <text:p text:style-name="P4"><text:span text:style-name="T5"><text:tab/></text:span><text:span text:style-name="T5"><text:tab/></text:span><text:span text:style-name="T5">String[] x_y = line.split(",");</text:span></text:p>
            <text:p text:style-name="P4"><text:span text:style-name="T5"><text:tab/></text:span><text:span text:style-name="T5"><text:tab/></text:span><text:span text:style-name="T5">float x = Float.parseFloat(x_y[0]);</text:span></text:p>
            <text:p text:style-name="P4"><text:span text:style-name="T5"><text:tab/></text:span><text:span text:style-name="T5"><text:tab/></text:span><text:span text:style-name="T5">float y = Float.parseFloat(x_y[1]);</text:span></text:p>
            <text:p text:style-name="P4"><text:span text:style-name="T5"><text:tab/></text:span><text:span text:style-name="T5"><text:tab/></text:span><text:span text:style-name="T5">float distance = 0;</text:span></text:p>
            <text:p text:style-name="P4"><text:span text:style-name="T5"><text:tab/></text:span><text:span text:style-name="T5"><text:tab/></text:span><text:span text:style-name="T5">int winnercentroid = -1;</text:span></text:p>
            <text:p text:style-name="P4"><text:span text:style-name="T5"><text:tab/></text:span><text:span text:style-name="T5"><text:tab/></text:span><text:span text:style-name="T5">float min_distance = 999999999.9f;</text:span></text:p>
            <text:p text:style-name="P4"><text:span text:style-name="T5"><text:tab/></text:span><text:span text:style-name="T5"><text:tab/></text:span><text:span text:style-name="T5">for(int i = 0; i&lt;k;i++) {</text:span></text:p>
            <text:p text:style-name="P4"><text:span text:style-name="T5"><text:tab/></text:span><text:span text:style-name="T5"><text:tab/></text:span><text:span text:style-name="T5"><text:tab/></text:span><text:span text:style-name="T5">distance = ( x-centroids[i][0])*(x-centroids[i][0]) + 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(y - centroids[i][1])*(y-centroids[i][1]);</text:span></text:p>
            <text:p text:style-name="P4"><text:span text:style-name="T5"><text:tab/></text:span><text:span text:style-name="T5"><text:tab/></text:span><text:span text:style-name="T5"><text:tab/></text:span><text:span text:style-name="T5">if (distance &lt; min_distance) {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min_distance = distance;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winnercentroid = i;</text:span></text:p>
            <text:p text:style-name="P4"><text:span text:style-name="T5"><text:tab/></text:span><text:span text:style-name="T5"><text:tab/></text:span><text:span text:style-name="T5"><text:tab/></text:span><text:span text:style-name="T5">}</text:span></text:p>
            <text:p text:style-name="P4"><text:span text:style-name="T5"><text:tab/></text:span><text:span text:style-name="T5"><text:tab/></text:span><text:span text:style-name="T5">}</text:span></text:p>
            <text:p text:style-name="P4"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IntWritable winnerCentroid = new IntWritable(winnercentroid);</text:span></text:p>
            <text:p text:style-name="P4"><text:span text:style-name="T5"><text:tab/></text:span><text:span text:style-name="T5"><text:tab/></text:span><text:span text:style-name="T5">context.write(winnerCentroid, new Text(value));</text:span></text:p>
            <text:p text:style-name="P4"><text:span text:style-name="T5">//</text:span><text:span text:style-name="T5"><text:tab/></text:span><text:span text:style-name="T5"><text:tab/></text:span><text:span text:style-name="T5">System.out.printf("Map: Centroid = %d distance = %f\n", winnercentroid, min_distance);</text:span></text:p>
            <text:p text:style-name="P4"><text:span text:style-name="T5"><text:tab/></text:span><text:span text:style-name="T5"><text:tab/></text:span></text:p>
            <text:p text:style-name="P4"><text:span text:style-name="T5"><text:tab/></text:span><text:span text:style-name="T5">}</text:span></text:p>
            <text:p text:style-name="P4"><text:span text:style-name="T5"/></text:p>
            <text:p text:style-name="P4"><text:span text:style-name="T5">}</text:span></text:p>
          </draw:text-box>
        </draw:frame>
      </draw:page>
      <draw:page draw:name="page5" draw:style-name="dp1" draw:master-page-name="master-page3">
        <draw:frame draw:style-name="gr1" draw:text-style-name="P7" draw:layer="layout" svg:width="1.687cm" svg:height="0.446cm" svg:x="2.54cm" svg:y="1.341cm">
          <draw:text-box>
            <text:p text:style-name="P6"><text:span text:style-name="T6">FRCRCE</text:span></text:p>
          </draw:text-box>
        </draw:frame>
        <draw:line draw:style-name="gr2" draw:text-style-name="P8" draw:layer="layout" svg:x1="2.54cm" svg:y1="1.848cm" svg:x2="19.05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9.984cm" svg:height="0.446cm" svg:x="10.18cm" svg:y="1.341cm">
          <draw:text-box>
            <text:p text:style-name="P6"><text:span text:style-name="T6">DEPARTMENT OF INFORMATION TECHNOLOGY</text:span></text:p>
          </draw:text-box>
        </draw:frame>
        <draw:frame draw:style-name="gr1" draw:text-style-name="P7" draw:layer="layout" svg:width="6.809cm" svg:height="0.446cm" svg:x="2.54cm" svg:y="26.184cm">
          <draw:text-box>
            <text:p text:style-name="P6"><text:span text:style-name="T6">Course title: Big Data Analytics</text:span></text:p>
          </draw:text-box>
        </draw:frame>
        <draw:frame draw:style-name="gr1" draw:text-style-name="P7" draw:layer="layout" svg:width="7.152cm" svg:height="0.446cm" svg:x="12.925cm" svg:y="26.184cm">
          <draw:text-box>
            <text:p text:style-name="P6"><text:span text:style-name="T8">Compiled on 2020/04/11 at 10:31:35</text:span></text:p>
          </draw:text-box>
        </draw:frame>
        <draw:frame draw:style-name="gr1" draw:text-style-name="P7" draw:layer="layout" svg:width="0.384cm" svg:height="0.446cm" svg:x="18.852cm" svg:y="26.184cm">
          <draw:text-box>
            <text:p text:style-name="P6"><text:span text:style-name="T6">3</text:span></text:p>
          </draw:text-box>
        </draw:frame>
        <draw:frame draw:style-name="gr15" draw:text-style-name="P5" draw:layer="layout" svg:width="16.3cm" svg:height="22.7cm" svg:x="2.8cm" svg:y="2.8cm">
          <draw:text-box>
            <text:p text:style-name="P12"><text:span text:style-name="T10">//REDUCER</text:span></text:p>
            <text:p text:style-name="P12"><text:span text:style-name="T11">import java.io.IOException;</text:span></text:p>
            <text:p text:style-name="P12"><text:span text:style-name="T11">import org.apache.hadoop.io.IntWritable;</text:span></text:p>
            <text:p text:style-name="P12"><text:span text:style-name="T11">import org.apache.hadoop.io.Text;</text:span></text:p>
            <text:p text:style-name="P12"><text:span text:style-name="T11">import org.apache.hadoop.mapreduce.Reducer;</text:span></text:p>
            <text:p text:style-name="P12"><text:span text:style-name="T11"/></text:p>
            <text:p text:style-name="P12"><text:span text:style-name="T11">public class kreducer extends Reducer&lt;IntWritable, Text, IntWritable, Text&gt; {</text:span></text:p>
            <text:p text:style-name="P12"><text:span text:style-name="T11"/></text:p>
            <text:p text:style-name="P12"><text:span text:style-name="T11"><text:tab/></text:span><text:span text:style-name="T11">public void reduce(IntWritable key, Iterable&lt;Text&gt;values, Context context) throws </text:span><text:span text:style-name="T11">IOException, InterruptedException {</text:span></text:p>
            <text:p text:style-name="P12"><text:span text:style-name="T11"><text:tab/></text:span><text:span text:style-name="T11"><text:tab/></text:span><text:span text:style-name="T11">// process values</text:span></text:p>
            <text:p text:style-name="P12"><text:span text:style-name="T11"><text:tab/></text:span><text:span text:style-name="T11"><text:tab/></text:span><text:span text:style-name="T11">System.out.println("Hi from reducer");</text:span></text:p>
            <text:p text:style-name="P12"><text:span text:style-name="T11"><text:tab/></text:span><text:span text:style-name="T11"><text:tab/></text:span><text:span text:style-name="T11">String[] value;</text:span></text:p>
            <text:p text:style-name="P12"><text:span text:style-name="T11"><text:tab/></text:span><text:span text:style-name="T11"><text:tab/></text:span><text:span text:style-name="T11">String coords = "";</text:span></text:p>
            <text:p text:style-name="P12"><text:span text:style-name="T11"><text:tab/></text:span><text:span text:style-name="T11"><text:tab/></text:span><text:span text:style-name="T11">int num = 0;</text:span></text:p>
            <text:p text:style-name="P12"><text:span text:style-name="T11"><text:tab/></text:span><text:span text:style-name="T11"><text:tab/></text:span><text:span text:style-name="T11">float mean_x = 0.0f;</text:span></text:p>
            <text:p text:style-name="P12"><text:span text:style-name="T11"><text:tab/></text:span><text:span text:style-name="T11"><text:tab/></text:span><text:span text:style-name="T11">float mean_y = 0.0f;</text:span></text:p>
            <text:p text:style-name="P12"><text:span text:style-name="T11"><text:tab/></text:span><text:span text:style-name="T11"><text:tab/></text:span><text:span text:style-name="T11">for (Text val : values) {</text:span></text:p>
            <text:p text:style-name="P12"><text:span text:style-name="T11"><text:tab/></text:span><text:span text:style-name="T11"><text:tab/></text:span><text:span text:style-name="T11"><text:tab/></text:span><text:span text:style-name="T11">num++;</text:span></text:p>
            <text:p text:style-name="P12"><text:span text:style-name="T11"><text:tab/></text:span><text:span text:style-name="T11"><text:tab/></text:span><text:span text:style-name="T11"><text:tab/></text:span><text:span text:style-name="T11">value = val.toString().split(",");</text:span></text:p>
            <text:p text:style-name="P12"><text:span text:style-name="T11"><text:tab/></text:span><text:span text:style-name="T11"><text:tab/></text:span><text:span text:style-name="T11"><text:tab/></text:span><text:span text:style-name="T11">float x = Float.parseFloat(value[0]);</text:span></text:p>
            <text:p text:style-name="P12"><text:span text:style-name="T11"><text:tab/></text:span><text:span text:style-name="T11"><text:tab/></text:span><text:span text:style-name="T11"><text:tab/></text:span><text:span text:style-name="T11">float y = Float.parseFloat(value[0]);</text:span></text:p>
            <text:p text:style-name="P12"><text:span text:style-name="T11"><text:tab/></text:span><text:span text:style-name="T11"><text:tab/></text:span><text:span text:style-name="T11"><text:tab/></text:span><text:span text:style-name="T11">coords += String.valueOf(x)+","+String.valueOf(y)+",";</text:span></text:p>
            <text:p text:style-name="P12"><text:span text:style-name="T11"><text:tab/></text:span><text:span text:style-name="T11"><text:tab/></text:span><text:span text:style-name="T11"><text:tab/></text:span><text:span text:style-name="T11">mean_x += x;</text:span></text:p>
            <text:p text:style-name="P12"><text:span text:style-name="T11"><text:tab/></text:span><text:span text:style-name="T11"><text:tab/></text:span><text:span text:style-name="T11"> <text:s text:c="3"/></text:span><text:span text:style-name="T11">mean_y += y;</text:span></text:p>
            <text:p text:style-name="P12"><text:span text:style-name="T11"><text:tab/></text:span><text:span text:style-name="T11"><text:tab/></text:span><text:span text:style-name="T11"><text:tab/></text:span></text:p>
            <text:p text:style-name="P12"><text:span text:style-name="T11"><text:tab/></text:span><text:span text:style-name="T11"><text:tab/></text:span><text:span text:style-name="T11">}</text:span></text:p>
            <text:p text:style-name="P12"><text:span text:style-name="T11"><text:tab/></text:span><text:span text:style-name="T11"><text:tab/></text:span><text:span text:style-name="T11">mean_x = mean_x/num;</text:span></text:p>
            <text:p text:style-name="P12"><text:span text:style-name="T11"><text:tab/></text:span><text:span text:style-name="T11"><text:tab/></text:span><text:span text:style-name="T11">mean_y = mean_y/num;</text:span></text:p>
            <text:p text:style-name="P12"><text:span text:style-name="T11"><text:tab/></text:span><text:span text:style-name="T11"><text:tab/></text:span></text:p>
            <text:p text:style-name="P12"><text:span text:style-name="T11"><text:tab/></text:span><text:span text:style-name="T11"><text:tab/></text:span><text:span text:style-name="T11">String preres = String.format("%f,%f", mean_x,mean_y)+";"+coords;</text:span></text:p>
            <text:p text:style-name="P12"><text:span text:style-name="T11"><text:tab/></text:span><text:span text:style-name="T11"><text:tab/></text:span><text:span text:style-name="T11">Text result = new Text(preres);</text:span></text:p>
            <text:p text:style-name="P12"><text:span text:style-name="T11"><text:tab/></text:span><text:span text:style-name="T11"><text:tab/></text:span><text:span text:style-name="T11">context.write(key, result);</text:span></text:p>
            <text:p text:style-name="P12"><text:span text:style-name="T11"><text:tab/></text:span><text:span text:style-name="T11">}</text:span></text:p>
            <text:p text:style-name="P12"><text:span text:style-name="T11"/></text:p>
            <text:p text:style-name="P12"><text:span text:style-name="T11">}</text:span></text:p>
            <text:p text:style-name="P12"><text:span text:style-name="T11"/></text:p>
            <text:p text:style-name="P12"><text:span text:style-name="T10">//DRIVER</text:span></text:p>
            <text:p text:style-name="P12"><text:span text:style-name="T12">import org.apache.hadoop.conf.Configuration;</text:span></text:p>
            <text:p text:style-name="P12"><text:span text:style-name="T12">import org.apache.hadoop.fs.Path;</text:span></text:p>
            <text:p text:style-name="P12"><text:span text:style-name="T12">import org.apache.hadoop.io.IntWritable;</text:span></text:p>
            <text:p text:style-name="P12"><text:span text:style-name="T12">import org.apache.hadoop.io.Text;</text:span></text:p>
            <text:p text:style-name="P12"><text:span text:style-name="T12">import org.apache.hadoop.mapreduce.Job;</text:span></text:p>
            <text:p text:style-name="P12"><text:span text:style-name="T12">import org.apache.hadoop.mapreduce.Mapper;</text:span></text:p>
            <text:p text:style-name="P12"><text:span text:style-name="T12">import org.apache.hadoop.mapreduce.Reducer;</text:span></text:p>
            <text:p text:style-name="P12"><text:span text:style-name="T12">import org.apache.hadoop.mapreduce.lib.input.FileInputFormat;</text:span></text:p>
            <text:p text:style-name="P12"><text:span text:style-name="T12">import org.apache.hadoop.mapreduce.lib.output.FileOutputFormat;</text:span></text:p>
            <text:p text:style-name="P12"><text:span text:style-name="T12">import org.apache.hadoop.mapreduce.lib.output.TextOutputFormat;</text:span></text:p>
            <text:p text:style-name="P12"><text:span text:style-name="T12">import org.apache.hadoop.mapreduce.lib.input.FileInputFormat;</text:span></text:p>
            <text:p text:style-name="P12"><text:span text:style-name="T12">import org.apache.hadoop.mapreduce.lib.input.TextInputFormat;</text:span></text:p>
            <text:p text:style-name="P12"><text:span text:style-name="T12">import java.io.File;</text:span></text:p>
            <text:p text:style-name="P12"><text:span text:style-name="T12">import java.io.FileNotFoundException;</text:span></text:p>
            <text:p text:style-name="P12"><text:span text:style-name="T12">import java.util.Scanner;</text:span></text:p>
            <text:p text:style-name="P12"><text:span text:style-name="T12"/></text:p>
          </draw:text-box>
        </draw:frame>
      </draw:page>
      <draw:page draw:name="page6" draw:style-name="dp1" draw:master-page-name="master-page3">
        <draw:frame draw:style-name="gr1" draw:text-style-name="P14" draw:layer="layout" svg:width="1.687cm" svg:height="0.446cm" svg:x="2.54cm" svg:y="1.341cm">
          <draw:text-box>
            <text:p text:style-name="P13"><text:span text:style-name="T6">FRCRCE</text:span></text:p>
          </draw:text-box>
        </draw:frame>
        <draw:line draw:style-name="gr2" draw:text-style-name="P8" draw:layer="layout" svg:x1="2.54cm" svg:y1="1.848cm" svg:x2="19.05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14" draw:layer="layout" svg:width="9.984cm" svg:height="0.446cm" svg:x="10.18cm" svg:y="1.341cm">
          <draw:text-box>
            <text:p text:style-name="P13"><text:span text:style-name="T6">DEPARTMENT OF INFORMATION TECHNOLOGY</text:span></text:p>
          </draw:text-box>
        </draw:frame>
        <draw:frame draw:style-name="gr1" draw:text-style-name="P14" draw:layer="layout" svg:width="6.809cm" svg:height="0.446cm" svg:x="2.54cm" svg:y="26.184cm">
          <draw:text-box>
            <text:p text:style-name="P13"><text:span text:style-name="T6">Course title: Big Data Analytics</text:span></text:p>
          </draw:text-box>
        </draw:frame>
        <draw:frame draw:style-name="gr1" draw:text-style-name="P14" draw:layer="layout" svg:width="7.152cm" svg:height="0.446cm" svg:x="12.925cm" svg:y="26.184cm">
          <draw:text-box>
            <text:p text:style-name="P13"><text:span text:style-name="T8">Compiled on 2020/04/11 at 10:31:35</text:span></text:p>
          </draw:text-box>
        </draw:frame>
        <draw:frame draw:style-name="gr1" draw:text-style-name="P14" draw:layer="layout" svg:width="0.384cm" svg:height="0.446cm" svg:x="18.852cm" svg:y="26.184cm">
          <draw:text-box>
            <text:p text:style-name="P13"><text:span text:style-name="T6">3</text:span></text:p>
          </draw:text-box>
        </draw:frame>
        <draw:frame draw:style-name="gr15" draw:text-style-name="P15" draw:layer="layout" svg:width="16.3cm" svg:height="22.7cm" svg:x="2.8cm" svg:y="2.8cm">
          <draw:text-box>
            <text:p text:style-name="P12"><text:span text:style-name="T12">public class kdriver {</text:span></text:p>
            <text:p text:style-name="P12"><text:span text:style-name="T12"><text:tab/></text:span><text:span text:style-name="T12">public static void main(String[] args) throws Exception {</text:span></text:p>
            <text:p text:style-name="P12"><text:span text:style-name="T12"><text:tab/></text:span><text:span text:style-name="T12"><text:tab/></text:span><text:span text:style-name="T12">int rec = 0; </text:span></text:p>
            <text:p text:style-name="P12"><text:span text:style-name="T12"><text:tab/></text:span><text:span text:style-name="T12"><text:tab/></text:span><text:span text:style-name="T12">Configuration conf = new Configuration();</text:span></text:p>
            <text:p text:style-name="P12"><text:span text:style-name="T12"><text:tab/></text:span><text:span text:style-name="T12"><text:tab/></text:span><text:span text:style-name="T12">while(true) {</text:span></text:p>
            <text:p text:style-name="P12"><text:span text:style-name="T12"><text:tab/></text:span><text:span text:style-name="T12"><text:tab/></text:span><text:span text:style-name="T12">if(rec==0) {</text:span></text:p>
            <text:p text:style-name="P12"><text:span text:style-name="T12"><text:tab/></text:span><text:span text:style-name="T12"><text:tab/></text:span><text:span text:style-name="T12">int k = 3; //Set K here for K clusters</text:span></text:p>
            <text:p text:style-name="P12"><text:span text:style-name="T12"><text:tab/></text:span><text:span text:style-name="T12"><text:tab/></text:span><text:span text:style-name="T12">int count = 0;</text:span></text:p>
            <text:p text:style-name="P12"><text:span text:style-name="T12"><text:tab/></text:span><text:span text:style-name="T12"><text:tab/></text:span><text:span text:style-name="T12">try {</text:span></text:p>
            <text:p text:style-name="P12"><text:span text:style-name="T12"><text:tab/></text:span><text:span text:style-name="T12"><text:tab/></text:span><text:span text:style-name="T12"> <text:s text:c="5"/></text:span><text:span text:style-name="T12">File myObj = new </text:span><text:span text:style-name="T12">File("/media/tanmay/Data/SEM-8/BDA/EXP7/input/kmeaninput");</text:span></text:p>
            <text:p text:style-name="P12"><text:span text:style-name="T12"><text:tab/></text:span><text:span text:style-name="T12"><text:tab/></text:span><text:span text:style-name="T12"> <text:s text:c="5"/></text:span><text:span text:style-name="T12">Scanner myReader = new Scanner(myObj);</text:span></text:p>
            <text:p text:style-name="P12"><text:span text:style-name="T12"><text:tab/></text:span><text:span text:style-name="T12"><text:tab/></text:span><text:span text:style-name="T12"> <text:s text:c="5"/></text:span><text:span text:style-name="T12">while (myReader.hasNextLine() &amp;&amp; count &lt; k) {</text:span></text:p>
            <text:p text:style-name="P12"><text:span text:style-name="T12"><text:tab/></text:span><text:span text:style-name="T12"><text:tab/></text:span><text:span text:style-name="T12"> <text:s text:c="7"/></text:span><text:span text:style-name="T12">String data = myReader.nextLine();</text:span></text:p>
            <text:p text:style-name="P12"><text:span text:style-name="T12"><text:tab/></text:span><text:span text:style-name="T12"><text:tab/></text:span><text:span text:style-name="T12"> <text:s text:c="7"/></text:span><text:span text:style-name="T12">conf.set(String.valueOf(count),data);</text:span></text:p>
            <text:p text:style-name="P12"><text:span text:style-name="T12"><text:tab/></text:span><text:span text:style-name="T12"><text:tab/></text:span><text:span text:style-name="T12"> <text:s text:c="7"/></text:span><text:span text:style-name="T12">System.out.println(conf);</text:span></text:p>
            <text:p text:style-name="P12"><text:span text:style-name="T12"><text:tab/></text:span><text:span text:style-name="T12"><text:tab/></text:span><text:span text:style-name="T12"> <text:s text:c="7"/></text:span><text:span text:style-name="T12">count = count + 1;</text:span></text:p>
            <text:p text:style-name="P12"><text:span text:style-name="T12"><text:tab/></text:span><text:span text:style-name="T12"><text:tab/></text:span><text:span text:style-name="T12"> <text:s text:c="5"/></text:span><text:span text:style-name="T12">}</text:span></text:p>
            <text:p text:style-name="P12"><text:span text:style-name="T12"><text:tab/></text:span><text:span text:style-name="T12"><text:tab/></text:span><text:span text:style-name="T12"> <text:s text:c="5"/></text:span><text:span text:style-name="T12">myReader.close();</text:span></text:p>
            <text:p text:style-name="P12"><text:span text:style-name="T12"><text:tab/></text:span><text:span text:style-name="T12"><text:tab/></text:span><text:span text:style-name="T12"> <text:s text:c="3"/></text:span><text:span text:style-name="T12">} catch (FileNotFoundException e) {</text:span></text:p>
            <text:p text:style-name="P12"><text:span text:style-name="T12"><text:tab/></text:span><text:span text:style-name="T12"><text:tab/></text:span><text:span text:style-name="T12"> <text:s text:c="5"/></text:span><text:span text:style-name="T12">System.out.println("An error occurred.");</text:span></text:p>
            <text:p text:style-name="P12"><text:span text:style-name="T12"><text:tab/></text:span><text:span text:style-name="T12"><text:tab/></text:span><text:span text:style-name="T12"> <text:s text:c="5"/></text:span><text:span text:style-name="T12">e.printStackTrace();</text:span></text:p>
            <text:p text:style-name="P12"><text:span text:style-name="T12"><text:tab/></text:span><text:span text:style-name="T12"><text:tab/></text:span><text:span text:style-name="T12"> <text:s text:c="3"/></text:span><text:span text:style-name="T12">}</text:span></text:p>
            <text:p text:style-name="P12"><text:span text:style-name="T12"><text:tab/></text:span><text:span text:style-name="T12"><text:tab/></text:span><text:span text:style-name="T12">conf.setInt("k", k);</text:span></text:p>
            <text:p text:style-name="P12"><text:span text:style-name="T12"><text:tab/></text:span><text:span text:style-name="T12"><text:tab/></text:span><text:span text:style-name="T12">Job job = Job.getInstance(conf, "JobName");</text:span></text:p>
            <text:p text:style-name="P12"><text:span text:style-name="T12"><text:tab/></text:span><text:span text:style-name="T12"><text:tab/></text:span><text:span text:style-name="T12">job.setJarByClass(kdriver.class);</text:span></text:p>
            <text:p text:style-name="P12"><text:span text:style-name="T12"><text:tab/></text:span><text:span text:style-name="T12"><text:tab/></text:span><text:span text:style-name="T12">// TODO: specify a mapper</text:span></text:p>
            <text:p text:style-name="P12"><text:span text:style-name="T12"><text:tab/></text:span><text:span text:style-name="T12"><text:tab/></text:span><text:span text:style-name="T12">job.setMapperClass(kmapper.class);</text:span></text:p>
            <text:p text:style-name="P12"><text:span text:style-name="T12"><text:tab/></text:span><text:span text:style-name="T12"><text:tab/></text:span><text:span text:style-name="T12">// TODO: specify a reducer</text:span></text:p>
            <text:p text:style-name="P12"><text:span text:style-name="T12"><text:tab/></text:span><text:span text:style-name="T12"><text:tab/></text:span><text:span text:style-name="T12">job.setReducerClass(kreducer.class);</text:span></text:p>
            <text:p text:style-name="P12"><text:span text:style-name="T12"/></text:p>
            <text:p text:style-name="P12"><text:span text:style-name="T12"><text:tab/></text:span><text:span text:style-name="T12"><text:tab/></text:span><text:span text:style-name="T12">// TODO: specify output types</text:span></text:p>
            <text:p text:style-name="P12"><text:span text:style-name="T12"><text:tab/></text:span><text:span text:style-name="T12"><text:tab/></text:span><text:span text:style-name="T12">job.setOutputKeyClass(IntWritable.class);</text:span></text:p>
            <text:p text:style-name="P12"><text:span text:style-name="T12"><text:tab/></text:span><text:span text:style-name="T12"><text:tab/></text:span><text:span text:style-name="T12">job.setOutputValueClass(Text.class);</text:span></text:p>
            <text:p text:style-name="P12"><text:span text:style-name="T12"><text:tab/></text:span><text:span text:style-name="T12"><text:tab/></text:span></text:p>
            <text:p text:style-name="P12"><text:span text:style-name="T12"><text:s text:c="8"/></text:span></text:p>
            <text:p text:style-name="P12"><text:span text:style-name="T12"><text:tab/></text:span><text:span text:style-name="T12"><text:tab/></text:span><text:span text:style-name="T12">// TODO: specify input and output DIRECTORIES (not files)</text:span></text:p>
            <text:p text:style-name="P12"><text:span text:style-name="T12"><text:tab/></text:span><text:span text:style-name="T12"><text:tab/></text:span><text:span text:style-name="T12">FileInputFormat.setInputPaths(job, new </text:span><text:span text:style-name="T12">Path("/media/tanmay/Data/SEM-8/BDA/EXP7/input"));</text:span></text:p>
            <text:p text:style-name="P12"><text:span text:style-name="T12"><text:tab/></text:span><text:span text:style-name="T12"><text:tab/></text:span><text:span text:style-name="T12">FileOutputFormat.setOutputPath(job, new Path("/media/tanmay/Data/SEM-8/BDA/</text:span><text:span text:style-name="T12">EXP7/outfinal"+String.valueOf(rec)));</text:span></text:p>
            <text:p text:style-name="P12"><text:span text:style-name="T12"><text:tab/></text:span><text:span text:style-name="T12"><text:tab/></text:span><text:span text:style-name="T12">if (!job.waitForCompletion(true))</text:span></text:p>
            <text:p text:style-name="P12"><text:span text:style-name="T12"><text:tab/></text:span><text:span text:style-name="T12"><text:tab/></text:span><text:span text:style-name="T12"><text:tab/></text:span><text:span text:style-name="T12">System.out.println("True"+String.valueOf(rec));</text:span></text:p>
            <text:p text:style-name="P12"><text:span text:style-name="T12"><text:tab/></text:span><text:span text:style-name="T12"><text:tab/></text:span><text:span text:style-name="T12"><text:tab/></text:span><text:span text:style-name="T12">rec++;</text:span></text:p>
            <text:p text:style-name="P12"><text:span text:style-name="T12"><text:tab/></text:span><text:span text:style-name="T12"><text:tab/></text:span><text:span text:style-name="T12">}</text:span></text:p>
            <text:p text:style-name="P12"><text:span text:style-name="T12"><text:tab/></text:span><text:span text:style-name="T12"><text:tab/></text:span><text:span text:style-name="T12">else {</text:span></text:p>
            <text:p text:style-name="P12"><text:span text:style-name="T12"><text:tab/></text:span><text:span text:style-name="T12"><text:tab/></text:span><text:span text:style-name="T12"><text:tab/></text:span></text:p>
            <text:p text:style-name="P12"><text:span text:style-name="T12"><text:tab/></text:span><text:span text:style-name="T12"><text:tab/></text:span><text:span text:style-name="T12"><text:tab/></text:span><text:span text:style-name="T12">try {</text:span></text:p>
            <text:p text:style-name="P12"><text:span text:style-name="T12"><text:tab/></text:span><text:span text:style-name="T12"><text:tab/></text:span><text:span text:style-name="T12"><text:tab/></text:span><text:span text:style-name="T12"><text:tab/></text:span><text:span text:style-name="T12"> <text:s/></text:span><text:span text:style-name="T12">int count = 0;</text:span></text:p>
            <text:p text:style-name="P12"><text:span text:style-name="T12"><text:tab/></text:span><text:span text:style-name="T12"><text:tab/></text:span><text:span text:style-name="T12"><text:tab/></text:span><text:span text:style-name="T12"><text:tab/></text:span><text:span text:style-name="T12"> <text:s/></text:span><text:span text:style-name="T12">boolean flag = true;</text:span></text:p>
            <text:p text:style-name="P12"><text:span text:style-name="T12"><text:tab/></text:span><text:span text:style-name="T12"><text:tab/></text:span><text:span text:style-name="T12"><text:tab/></text:span><text:span text:style-name="T12"><text:tab/></text:span><text:span text:style-name="T12"> <text:s/></text:span><text:span text:style-name="T12">int k = conf.getInt("k", 3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File myObj = new </text:span><text:span text:style-name="T12">File("/media/tanmay/Data/SEM-8/BDA/EXP7/outfinal"+String.valueOf(rec-1)+"/part-r-00000");</text:span></text:p>
            <text:p text:style-name="P12"><text:span text:style-name="T11"/></text:p>
          </draw:text-box>
        </draw:frame>
      </draw:page>
      <draw:page draw:name="page7" draw:style-name="dp1" draw:master-page-name="master-page3">
        <draw:frame draw:style-name="gr1" draw:text-style-name="P14" draw:layer="layout" svg:width="1.687cm" svg:height="0.446cm" svg:x="2.54cm" svg:y="1.341cm">
          <draw:text-box>
            <text:p text:style-name="P13"><text:span text:style-name="T6">FRCRCE</text:span></text:p>
          </draw:text-box>
        </draw:frame>
        <draw:line draw:style-name="gr2" draw:text-style-name="P8" draw:layer="layout" svg:x1="2.54cm" svg:y1="1.848cm" svg:x2="19.05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14" draw:layer="layout" svg:width="9.984cm" svg:height="0.446cm" svg:x="10.18cm" svg:y="1.341cm">
          <draw:text-box>
            <text:p text:style-name="P13"><text:span text:style-name="T6">DEPARTMENT OF INFORMATION TECHNOLOGY</text:span></text:p>
          </draw:text-box>
        </draw:frame>
        <draw:frame draw:style-name="gr1" draw:text-style-name="P14" draw:layer="layout" svg:width="6.809cm" svg:height="0.446cm" svg:x="2.54cm" svg:y="26.184cm">
          <draw:text-box>
            <text:p text:style-name="P13"><text:span text:style-name="T6">Course title: Big Data Analytics</text:span></text:p>
          </draw:text-box>
        </draw:frame>
        <draw:frame draw:style-name="gr1" draw:text-style-name="P14" draw:layer="layout" svg:width="7.152cm" svg:height="0.446cm" svg:x="12.925cm" svg:y="26.184cm">
          <draw:text-box>
            <text:p text:style-name="P13"><text:span text:style-name="T8">Compiled on 2020/04/11 at 10:31:35</text:span></text:p>
          </draw:text-box>
        </draw:frame>
        <draw:frame draw:style-name="gr1" draw:text-style-name="P14" draw:layer="layout" svg:width="0.384cm" svg:height="0.446cm" svg:x="18.852cm" svg:y="26.184cm">
          <draw:text-box>
            <text:p text:style-name="P13"><text:span text:style-name="T6">3</text:span></text:p>
          </draw:text-box>
        </draw:frame>
        <draw:frame draw:style-name="gr15" draw:text-style-name="P15" draw:layer="layout" svg:width="16.3cm" svg:height="22.7cm" svg:x="2.8cm" svg:y="2.8cm">
          <draw:text-box>
            <text:p text:style-name="P12"><text:span text:style-name="T12">Scanner myReader = new Scanner(myObj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while (myReader.hasNextLine()) {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String data = myReader.nextLine(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String[] inter = data.split(";"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data = inter[0]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String prev = conf.get(String.valueOf(count)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conf.set(String.valueOf(count),data.substring(2));</text:span></text:p>
            <text:p text:style-name="P12"><text:span text:style-name="T12">//</text:span><text:span text:style-name="T12"><text:tab/></text:span><text:span text:style-name="T12"><text:tab/></text:span><text:span text:style-name="T12"><text:tab/></text:span><text:span text:style-name="T12"> <text:s text:c="7"/>System.out.println("current"+data.substring(2));</text:span></text:p>
            <text:p text:style-name="P12"><text:span text:style-name="T12">//</text:span><text:span text:style-name="T12"><text:tab/></text:span><text:span text:style-name="T12"><text:tab/></text:span><text:span text:style-name="T12"><text:tab/></text:span><text:span text:style-name="T12"> <text:s text:c="7"/>System.out.println("prev"+ prev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String[] temp = data.substring(2).split(","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float data_x = Float.parseFloat(temp[0]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float data_y = Float.parseFloat(temp[1]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String[] temp1 = prev.split(","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float prev_x = Float.parseFloat(temp1[0]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float prev_y = Float.parseFloat(temp1[1]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String result = String.format("%f %f <text:s text:c="3"/>%f </text:span><text:span text:style-name="T12">%f",data_x,prev_x,data_y,prev_y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System.out.println(result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if(Math.abs(data_x - prev_x)&gt;1.5 || Math.abs(data_y - prev_y)&gt;1.5) {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<text:tab/></text:span><text:span text:style-name="T12">flag = false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}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7"/></text:span><text:span text:style-name="T12">count++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}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if(rec==10) {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System.exit(0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}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if(flag == true) {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3"/></text:span><text:span text:style-name="T12"><text:tab/></text:span><text:span text:style-name="T12"> <text:s/></text:span><text:span text:style-name="T12">myReader.close(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3"/></text:span><text:span text:style-name="T12"><text:tab/></text:span><text:span text:style-name="T12"> <text:s/></text:span><text:span text:style-name="T12">System.out.println("Done"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3"/></text:span><text:span text:style-name="T12"><text:tab/></text:span><text:span text:style-name="T12"> <text:s/></text:span><text:span text:style-name="T12">break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}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else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{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3"/></text:span><text:span text:style-name="T12"><text:tab/></text:span><text:span text:style-name="T12"> <text:s/></text:span><text:span text:style-name="T12">Job job = Job.getInstance(conf, "JobName");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job.setJarByClass(kdriver.class);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// TODO: specify a mapper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job.setMapperClass(kmapper.class);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// TODO: specify a reducer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job.setReducerClass(kreducer.class);</text:span></text:p>
            <text:p text:style-name="P12"><text:span text:style-name="T12"/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// TODO: specify output types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job.setOutputKeyClass(IntWritable.class);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job.setOutputValueClass(Text.class);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9"/>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// TODO: specify input and output DIRECTORIES (not files)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FileInputFormat.setInputPaths(job, new </text:span><text:span text:style-name="T12">Path("/media/tanmay/Data/SEM-8/BDA/EXP7/input"));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FileOutputFormat.setOutputPath(job, new </text:span><text:span text:style-name="T12">Path("/media/tanmay/Data/SEM-8/BDA/EXP7/outfinal"+String.valueOf(rec)));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if (!job.waitForCompletion(true))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<text:tab/></text:span><text:span text:style-name="T12">System.out.println("True"+String.valueOf(rec));</text:span></text:p>
            <text:p text:style-name="P12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<text:tab/></text:span><text:span text:style-name="T12">rec++;</text:span></text:p>
          </draw:text-box>
        </draw:frame>
      </draw:page>
      <draw:page draw:name="page8" draw:style-name="dp1" draw:master-page-name="master-page3">
        <draw:frame draw:style-name="gr1" draw:text-style-name="P14" draw:layer="layout" svg:width="1.687cm" svg:height="0.446cm" svg:x="2.54cm" svg:y="1.341cm">
          <draw:text-box>
            <text:p text:style-name="P13"><text:span text:style-name="T6">FRCRCE</text:span></text:p>
          </draw:text-box>
        </draw:frame>
        <draw:line draw:style-name="gr2" draw:text-style-name="P8" draw:layer="layout" svg:x1="2.54cm" svg:y1="1.848cm" svg:x2="19.05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14" draw:layer="layout" svg:width="9.984cm" svg:height="0.446cm" svg:x="10.18cm" svg:y="1.341cm">
          <draw:text-box>
            <text:p text:style-name="P13"><text:span text:style-name="T6">DEPARTMENT OF INFORMATION TECHNOLOGY</text:span></text:p>
          </draw:text-box>
        </draw:frame>
        <draw:frame draw:style-name="gr1" draw:text-style-name="P14" draw:layer="layout" svg:width="6.809cm" svg:height="0.446cm" svg:x="2.54cm" svg:y="26.184cm">
          <draw:text-box>
            <text:p text:style-name="P13"><text:span text:style-name="T6">Course title: Big Data Analytics</text:span></text:p>
          </draw:text-box>
        </draw:frame>
        <draw:frame draw:style-name="gr1" draw:text-style-name="P14" draw:layer="layout" svg:width="7.152cm" svg:height="0.446cm" svg:x="12.925cm" svg:y="26.184cm">
          <draw:text-box>
            <text:p text:style-name="P13"><text:span text:style-name="T8">Compiled on 2020/04/11 at 10:31:35</text:span></text:p>
          </draw:text-box>
        </draw:frame>
        <draw:frame draw:style-name="gr1" draw:text-style-name="P14" draw:layer="layout" svg:width="0.384cm" svg:height="0.446cm" svg:x="18.852cm" svg:y="26.184cm">
          <draw:text-box>
            <text:p text:style-name="P13"><text:span text:style-name="T6">3</text:span></text:p>
          </draw:text-box>
        </draw:frame>
        <draw:frame draw:style-name="gr15" draw:text-style-name="P15" draw:layer="layout" svg:width="16.3cm" svg:height="22.7cm" svg:x="2.8cm" svg:y="2.8cm">
          <draw:text-box>
            <text:p text:style-name="P12"><text:span text:style-name="T12">}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3"/></text:span><text:span text:style-name="T12">} catch (Exception e) {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System.out.println("An error occurred."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5"/></text:span><text:span text:style-name="T12">e.printStackTrace();</text:span></text:p>
            <text:p text:style-name="P12"><text:span text:style-name="T12"><text:tab/></text:span><text:span text:style-name="T12"><text:tab/></text:span><text:span text:style-name="T12"><text:tab/></text:span><text:span text:style-name="T12"> <text:s text:c="3"/></text:span><text:span text:style-name="T12">}</text:span></text:p>
            <text:p text:style-name="P12"><text:span text:style-name="T12"><text:tab/></text:span><text:span text:style-name="T12"><text:tab/></text:span><text:span text:style-name="T12"><text:tab/></text:span></text:p>
            <text:p text:style-name="P12"><text:span text:style-name="T12"><text:tab/></text:span><text:span text:style-name="T12"><text:tab/></text:span><text:span text:style-name="T12">}</text:span></text:p>
            <text:p text:style-name="P12"><text:span text:style-name="T12"><text:tab/></text:span><text:span text:style-name="T12">}</text:span></text:p>
            <text:p text:style-name="P12"><text:span text:style-name="T12"><text:tab/></text:span><text:span text:style-name="T12"><text:tab/></text:span><text:span text:style-name="T12"><text:tab/></text:span></text:p>
            <text:p text:style-name="P12"><text:span text:style-name="T12"><text:tab/></text:span><text:span text:style-name="T12">}</text:span></text:p>
            <text:p text:style-name="P12"><text:span text:style-name="T12"/></text:p>
            <text:p text:style-name="P12"><text:span text:style-name="T12">}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1.391cm" svg:height="0.384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frame draw:style-name="gr1" draw:text-style-name="P2" draw:layer="layout" svg:width="8.24cm" svg:height="0.384cm" svg:x="10.18cm" svg:y="1.341cm">
          <draw:text-box>
            <text:p text:style-name="P1"><text:span text:style-name="T1">DEPARTMENT OF INFORMATION TECHNOLOGY</text:span></text:p>
          </draw:text-box>
        </draw:frame>
        <draw:line draw:style-name="gr2" draw:text-style-name="P3" draw:layer="layout" svg:x1="2.715cm" svg:y1="3.113cm" svg:x2="19.225cm" svg:y2="3.113cm">
          <text:p/>
        </draw:line>
        <draw:frame draw:style-name="gr1" draw:text-style-name="P2" draw:layer="layout" svg:width="1.573cm" svg:height="0.384cm" svg:x="2.716cm" svg:y="2.745cm">
          <draw:text-box>
            <text:p text:style-name="P1"><text:span text:style-name="T1">PostLab:</text:span></text:p>
          </draw:text-box>
        </draw:frame>
        <draw:frame draw:style-name="gr1" draw:text-style-name="P2" draw:layer="layout" svg:width="5.903cm" svg:height="0.384cm" svg:x="2.797cm" svg:y="3.1cm">
          <draw:text-box>
            <text:p text:style-name="P1"><text:span text:style-name="T2">Explain DisCo algorithm of clustering</text:span></text:p>
          </draw:text-box>
        </draw:frame>
        <draw:line draw:style-name="gr16" draw:text-style-name="P3" draw:layer="layout" svg:x1="2.715cm" svg:y1="4.008cm" svg:x2="7.649cm" svg:y2="4.008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5.086cm" svg:height="0.384cm" svg:x="2.716cm" svg:y="3.507cm">
          <draw:text-box>
            <text:p text:style-name="P1"><text:span text:style-name="T1">Answer for postlab question</text:span></text:p>
          </draw:text-box>
        </draw:frame>
        <draw:frame draw:style-name="gr1" draw:text-style-name="P2" draw:layer="layout" svg:width="5.62cm" svg:height="0.384cm" svg:x="2.54cm" svg:y="26.184cm">
          <draw:text-box>
            <text:p text:style-name="P1"><text:span text:style-name="T1">Course title: Big Data Analytics</text:span></text:p>
          </draw:text-box>
        </draw:frame>
        <draw:frame draw:style-name="gr1" draw:text-style-name="P2" draw:layer="layout" svg:width="5.895cm" svg:height="0.384cm" svg:x="12.925cm" svg:y="26.184cm">
          <draw:text-box>
            <text:p text:style-name="P1"><text:span text:style-name="T2">Compiled on 2020/04/11 at 10:31:35</text:span></text:p>
          </draw:text-box>
        </draw:frame>
        <draw:frame draw:style-name="gr1" draw:text-style-name="P2" draw:layer="layout" svg:width="0.384cm" svg:height="0.384cm" svg:x="18.852cm" svg:y="26.184cm">
          <draw:text-box>
            <text:p text:style-name="P1"><text:span text:style-name="T1">5</text:span></text:p>
          </draw:text-box>
        </draw:frame>
        <draw:frame draw:style-name="gr18" draw:text-style-name="P5" draw:layer="layout" svg:width="16.3cm" svg:height="20.9cm" svg:x="2.7cm" svg:y="4.3cm">
          <draw:text-box>
            <text:p text:style-name="P4"><text:span text:style-name="T5"><text:s text:c="4"/>• </text:span><text:span text:style-name="T5">DisCo is a distributed co-clustering algorithm with MapReduce.</text:span></text:p>
            <text:p text:style-name="P4"><text:span text:style-name="T5"><text:s/></text:span></text:p>
            <text:p text:style-name="P4"><text:span text:style-name="T5"><text:s text:c="4"/>• </text:span><text:span text:style-name="T5">Given a data matrix, coclustering groups the rows and columns so that the resulting permuted matrix has </text:span><text:span text:style-name="T5">concentrated nonzero elements. </text:span></text:p>
            <text:p text:style-name="P4"><text:span text:style-name="T5"/></text:p>
            <text:p text:style-name="P4"><text:span text:style-name="T5"><text:s text:c="4"/>• </text:span><text:span text:style-name="T5">For example, co-clustering on a documents-to-words matrix finds document groups as well as word groups. </text:span></text:p>
            <text:p text:style-name="P4"><text:span text:style-name="T5"/></text:p>
            <text:p text:style-name="P4"><text:span text:style-name="T5"><text:s text:c="4"/>• </text:span><text:span text:style-name="T5">For an m×n input matrix, co-clustering outputs the row and column labeling vector r ∈ {1,2,..., k}^m and c ∈ </text:span><text:span text:style-name="T5">{1,2,...,l}^n , respectively, and k ×l group matrix G where k and l are the number of desired row and column </text:span><text:span text:style-name="T5">partitions, respectively. </text:span></text:p>
            <text:p text:style-name="P4"><text:span text:style-name="T5"/></text:p>
            <text:p text:style-name="P4"><text:span text:style-name="T5"><text:s text:c="4"/>• </text:span><text:span text:style-name="T5">Searching for an optimal cluster is NP-hard [12], and thus co-clustering algorithms perform a local search. In the </text:span><text:span text:style-name="T5">local search, each row is iterated to be assigned to the best group that gives the minimum cost while the column </text:span><text:span text:style-name="T5">group assignments are fixed. </text:span></text:p>
            <text:p text:style-name="P4"><text:span text:style-name="T5"/></text:p>
            <text:p text:style-name="P4"><text:span text:style-name="T5"><text:s text:c="4"/>• </text:span><text:span text:style-name="T5">Then in the same fashion each column is iterated while the row group assignments are fixed. This process </text:span><text:span text:style-name="T5">continues until the cost function stops decreasing. </text:span></text:p>
            <text:p text:style-name="P4"><text:span text:style-name="T5"/></text:p>
            <text:p text:style-name="P4"><text:span text:style-name="T5"><text:s text:c="4"/>• </text:span><text:span text:style-name="T5">There are two important observations that affect the design of the distributed co-clustering algorithm on </text:span><text:span text:style-name="T5">MapReduce:</text:span></text:p>
            <text:p text:style-name="P4"><text:span text:style-name="T5"/></text:p>
            <text:p text:style-name="P4"><text:span text:style-name="T5"><text:s text:c="8"/>◦ </text:span><text:span text:style-name="T5">The numbers k and l are typically small, and thus the k ×l matrix G is small. Also, the row and the column </text:span><text:span text:style-name="T5">labeling vectors r and c can fit in the memory.</text:span></text:p>
            <text:p text:style-name="P4"><text:span text:style-name="T5"/></text:p>
            <text:p text:style-name="P4"><text:span text:style-name="T5"><text:s text:c="8"/>◦ </text:span><text:span text:style-name="T5">For each row (or column), finding the best group assignment requires only r, c, and G. It does not require other </text:span><text:span text:style-name="T5">rows.</text:span></text:p>
          </draw:text-box>
        </draw:frame>
      </draw:page>
      <draw:page draw:name="page10" draw:style-name="dp1" draw:master-page-name="master-page3">
        <draw:frame draw:style-name="gr1" draw:text-style-name="P7" draw:layer="layout" svg:width="1.687cm" svg:height="0.446cm" svg:x="2.891cm" svg:y="1.341cm">
          <draw:text-box>
            <text:p text:style-name="P6"><text:span text:style-name="T6">FRCR</text:span><text:span text:style-name="T6">CE</text:span></text:p>
          </draw:text-box>
        </draw:frame>
        <draw:line draw:style-name="gr2" draw:text-style-name="P8" draw:layer="layout" svg:x1="2.891cm" svg:y1="1.848cm" svg:x2="19.401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frame draw:style-name="gr1" draw:text-style-name="P7" draw:layer="layout" svg:width="9.984cm" svg:height="0.446cm" svg:x="10.531cm" svg:y="1.341cm">
          <draw:text-box>
            <text:p text:style-name="P6"><text:span text:style-name="T6">DEPA</text:span><text:span text:style-name="T6">RTME</text:span><text:span text:style-name="T6">NT OF </text:span><text:span text:style-name="T6">INFOR</text:span><text:span text:style-name="T6">MATIO</text:span><text:span text:style-name="T6">N </text:span><text:span text:style-name="T6">TECH</text:span><text:span text:style-name="T6">NOLO</text:span><text:span text:style-name="T6">GY</text:span></text:p>
          </draw:text-box>
        </draw:frame>
        <draw:frame draw:style-name="gr1" draw:text-style-name="P7" draw:layer="layout" svg:width="6.924cm" svg:height="0.446cm" svg:x="2.716cm" svg:y="2.745cm">
          <draw:text-box>
            <text:p text:style-name="P6"><text:span text:style-name="T8">Explain BoW algorithm of clustering</text:span></text:p>
          </draw:text-box>
        </draw:frame>
        <draw:line draw:style-name="gr16" draw:text-style-name="P8" draw:layer="layout" svg:x1="2.715cm" svg:y1="3.723cm" svg:x2="7.649cm" svg:y2="3.723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6.166cm" svg:height="0.446cm" svg:x="2.716cm" svg:y="3.223cm">
          <draw:text-box>
            <text:p text:style-name="P6"><text:span text:style-name="T6">Answe</text:span><text:span text:style-name="T6">r for </text:span><text:span text:style-name="T6">postla</text:span><text:span text:style-name="T6">b </text:span><text:span text:style-name="T6">questi</text:span><text:span text:style-name="T6">on</text:span></text:p>
          </draw:text-box>
        </draw:frame>
        <draw:frame draw:style-name="gr1" draw:text-style-name="P7" draw:layer="layout" svg:width="6.809cm" svg:height="0.446cm" svg:x="2.891cm" svg:y="26.184cm">
          <draw:text-box>
            <text:p text:style-name="P6"><text:span text:style-name="T6">Course title: Big Data Analytics</text:span></text:p>
          </draw:text-box>
        </draw:frame>
        <draw:frame draw:style-name="gr1" draw:text-style-name="P7" draw:layer="layout" svg:width="7.152cm" svg:height="0.446cm" svg:x="13.277cm" svg:y="26.184cm">
          <draw:text-box>
            <text:p text:style-name="P6"><text:span text:style-name="T8">Compiled on 2020/04/11 at 10:31:35</text:span></text:p>
          </draw:text-box>
        </draw:frame>
        <draw:frame draw:style-name="gr1" draw:text-style-name="P7" draw:layer="layout" svg:width="0.384cm" svg:height="0.446cm" svg:x="19.204cm" svg:y="26.184cm">
          <draw:text-box>
            <text:p text:style-name="P6"><text:span text:style-name="T6">6</text:span></text:p>
          </draw:text-box>
        </draw:frame>
        <draw:frame draw:style-name="gr19" draw:text-style-name="P5" draw:layer="layout" svg:width="16.1cm" svg:height="21.2cm" svg:x="2.9cm" svg:y="4cm">
          <draw:text-box>
            <text:p text:style-name="P4"><text:span text:style-name="T5">A bag-of-words model, or BoW for short, is a way of extracting features from text for use in modeling, such as with </text:span><text:span text:style-name="T5">machine learning algorithms.</text:span></text:p>
            <text:p text:style-name="P4"><text:span text:style-name="T5"/></text:p>
            <text:p text:style-name="P4"><text:span text:style-name="T5">The approach is very simple and flexible, and can be used in a myriad of ways for extracting features from </text:span><text:span text:style-name="T5">documents.</text:span></text:p>
            <text:p text:style-name="P4"><text:span text:style-name="T5"/></text:p>
            <text:p text:style-name="P4"><text:span text:style-name="T5">A bag-of-words is a representation of text that describes the occurrence of words within a document. It involves two </text:span><text:span text:style-name="T5">things:</text:span></text:p>
            <text:p text:style-name="P4"><text:span text:style-name="T5"/></text:p>
            <text:p text:style-name="P4"><text:span text:style-name="T5">A vocabulary of known words.</text:span></text:p>
            <text:p text:style-name="P4"><text:span text:style-name="T5">A measure of the presence of known words.</text:span></text:p>
            <text:p text:style-name="P4"><text:span text:style-name="T5"/></text:p>
            <text:p text:style-name="P4"><text:span text:style-name="T5">It is called a “bag” of words, because any information about the order or structure of words in the document is </text:span><text:span text:style-name="T5">discarded. The model is only concerned with whether known words occur in the document, not where in the </text:span><text:span text:style-name="T5">document.</text:span></text:p>
            <text:p text:style-name="P4"><text:span text:style-name="T5"/></text:p>
            <text:p text:style-name="P4"><text:span text:style-name="T5">In this approach, we look at the histogram of the words within the text, i.e. considering each word count as a feature.</text:span></text:p>
            <text:p text:style-name="P4"><text:span text:style-name="T5"/></text:p>
            <text:p text:style-name="P4"><text:span text:style-name="T5">The algoithm goes like follows:</text:span></text:p>
            <text:p text:style-name="P4"><text:span text:style-name="T5">1) Collect the data as input for algorithm</text:span></text:p>
            <text:p text:style-name="P4"><text:span text:style-name="T5">2) Design the vocabulary tokenization followed by removing punctuation and ignoring the case</text:span></text:p>
            <text:p text:style-name="P4"><text:span text:style-name="T5">3) Creating Document Vectors: The objective is to turn each document of free text into a vector that we can use as </text:span><text:span text:style-name="T5">input or output for a machine learning model. The simplest scoring method is to mark the presence of words as a </text:span><text:span text:style-name="T5">boolean value, 0 for absent, 1 for present.</text:span></text:p>
            <text:p text:style-name="P4"><text:span text:style-name="T5">4) Managing Vocabulary : Removing Stop Words and Stemming</text:span></text:p>
            <text:p text:style-name="P4"><text:span text:style-name="T5">5) Scoring Words: Once a vocabulary has been chosen, the occurrence of words in example documents needs to be </text:span><text:span text:style-name="T5">scored.</text:span></text:p>
            <text:p text:style-name="P4"><text:span text:style-name="T5">Counts: Count the number of times each word appears in a document.</text:span></text:p>
            <text:p text:style-name="P4"><text:span text:style-name="T5">Frequencies: Calculate the frequency that each word appears in a document out of all the words in the document.</text:span></text:p>
            <text:p text:style-name="P4"><text:span text:style-name="T5">6) Word Hashing : Words are hashed deterministically to the same integer index in the target hash space. A binary </text:span><text:span text:style-name="T5">score or count can then be used to score the word.</text:span></text:p>
            <text:p text:style-name="P4"><text:span text:style-name="T5">7) TF-IDF : A problem with scoring word frequency is that highly frequent words start to dominate in the document </text:span><text:span text:style-name="T5">(e.g. larger score), but may not contain as much “informational content” to the model as rarer but perhaps domain </text:span><text:span text:style-name="T5">specific words.</text:span></text:p>
            <text:p text:style-name="P4"><text:span text:style-name="T5"/></text:p>
            <text:p text:style-name="P4"><text:span text:style-name="T5">One approach is to rescale the frequency of words by how often they appear in all documents, so that the scores for </text:span><text:span text:style-name="T5">frequent words like “the” that are also frequent across all documents are penalized.</text:span></text:p>
            <text:p text:style-name="P4"><text:span text:style-name="T5"/></text:p>
            <text:p text:style-name="P4"><text:span text:style-name="T5">This approach to scoring is called Term Frequency – Inverse Document Frequency, or TF-IDF for short, where:</text:span></text:p>
            <text:p text:style-name="P4"><text:span text:style-name="T5"/></text:p>
            <text:p text:style-name="P4"><text:span text:style-name="T5">Term Frequency: is a scoring of the frequency of the word in the current document.</text:span></text:p>
            <text:p text:style-name="P4"><text:span text:style-name="T5">Inverse Document Frequency: is a scoring of how rare the word is across documents.</text:span></text:p>
            <text:p text:style-name="P4"><text:span text:style-name="T5"/></text:p>
            <text:p text:style-name="P4"><text:span text:style-name="T5">The scores are a weighting where not all words are equally as important or interestin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T" svg:font-family="'Linux Libertine T'"/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.3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7T02:09:43.269392340</dc:date>
    <meta:editing-duration>PT17M57S</meta:editing-duration>
    <meta:editing-cycles>9</meta:editing-cycles>
    <meta:generator>LibreOffice/6.0.7.3$Linux_X86_64 LibreOffice_project/00m0$Build-3</meta:generator>
    <meta:document-statistic meta:object-count="365"/>
  </office:meta>
</office:document-meta>
</file>